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4826in" table:align="margins"/>
    </style:style>
    <style:style style:name="Table2.A" style:family="table-column">
      <style:table-column-properties style:column-width="3.241in" style:rel-column-width="32767*"/>
    </style:style>
    <style:style style:name="Table2.B" style:family="table-column">
      <style:table-column-properties style:column-width="3.2417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34in" fo:margin-left="0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0.8125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0.5625in"/>
    </style:style>
    <style:style style:name="Table3.F" style:family="table-column">
      <style:table-column-properties style:column-width="1.334in"/>
    </style:style>
    <style:style style:name="Table3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none" fo:border-top="none" fo:border-bottom="0.05pt solid #000000"/>
    </style:style>
    <style:style style:name="Table3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none" fo:border-top="none" fo:border-bottom="0.05pt solid #000000"/>
    </style:style>
    <style:style style:name="Table3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826in" table:align="margins"/>
    </style:style>
    <style:style style:name="Table4.A" style:family="table-column">
      <style:table-column-properties style:column-width="1.2965in" style:rel-column-width="13107*"/>
    </style:style>
    <style:style style:name="Table4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0.2917in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79in" fo:margin-left="0in" table:align="left"/>
    </style:style>
    <style:style style:name="Таблица1.A" style:family="table-column">
      <style:table-column-properties style:column-width="2.6354in"/>
    </style:style>
    <style:style style:name="Таблица1.B" style:family="table-column">
      <style:table-column-properties style:column-width="1.4583in"/>
    </style:style>
    <style:style style:name="Таблица1.C" style:family="table-column">
      <style:table-column-properties style:column-width="2.6042in"/>
    </style:style>
    <style:style style:name="Таблица1.A1" style:family="table-cell">
      <style:table-cell-properties fo:padding="0.0382in" fo:border="none"/>
    </style:style>
    <style:style style:name="Table1" style:family="table">
      <style:table-properties style:width="2.559in" table:align="margins" style:shadow="none"/>
    </style:style>
    <style:style style:name="Table1.A" style:family="table-column">
      <style:table-column-properties style:column-width="2.559in" style:rel-column-width="65535*"/>
    </style:style>
    <style:style style:name="Table1.A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e481c" officeooo:paragraph-rsid="001e481c" style:font-size-asian="14pt" style:font-size-complex="14pt"/>
    </style:style>
    <style:style style:name="P2" style:family="paragraph" style:parent-style-name="Text_20_body">
      <style:text-properties style:font-name="Times New Roman1" officeooo:rsid="0028b5e9" officeooo:paragraph-rsid="0028b5e9"/>
    </style:style>
    <style:style style:name="P3" style:family="paragraph" style:parent-style-name="Text_20_body">
      <style:text-properties officeooo:rsid="002172e0" officeooo:paragraph-rsid="002172e0"/>
    </style:style>
    <style:style style:name="P4" style:family="paragraph" style:parent-style-name="Text_20_body">
      <style:text-properties fo:color="#000000" style:font-name="Times New Roman1" officeooo:rsid="002172e0" officeooo:paragraph-rsid="002172e0" fo:background-color="#ffffff"/>
    </style:style>
    <style:style style:name="P5" style:family="paragraph" style:parent-style-name="Text_20_body">
      <style:text-properties fo:color="#000000" style:text-position="sub 58%" style:font-name="Times New Roman1" officeooo:rsid="002172e0" officeooo:paragraph-rsid="002172e0" fo:background-color="#ffffff"/>
    </style:style>
    <style:style style:name="P6" style:family="paragraph" style:parent-style-name="Text_20_body">
      <style:text-properties fo:color="#000000" style:text-position="0% 100%" style:font-name="Times New Roman1" officeooo:rsid="0022f989" officeooo:paragraph-rsid="002172e0" fo:background-color="#ffffff"/>
    </style:style>
    <style:style style:name="P7" style:family="paragraph" style:parent-style-name="Text_20_body">
      <style:paragraph-properties fo:text-align="start" style:justify-single-word="false"/>
      <style:text-properties fo:color="#000000" style:text-position="0% 100%" style:font-name="Times New Roman1" officeooo:rsid="0022f989" officeooo:paragraph-rsid="002172e0" fo:background-color="#ffffff"/>
    </style:style>
    <style:style style:name="P8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indent="0.25in" style:auto-text-indent="false" style:page-number="auto"/>
      <style:text-properties fo:color="#000000" style:font-name="Times New Roman1" fo:background-color="#ffffff"/>
    </style:style>
    <style:style style:name="P9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indent="0.25in" style:auto-text-indent="false" style:page-number="auto"/>
      <style:text-properties fo:color="#000000" style:font-name="Times New Roman1" officeooo:paragraph-rsid="001fb02e" fo:background-color="#ffffff"/>
    </style:style>
    <style:style style:name="P10" style:family="paragraph" style:parent-style-name="Text_20_body" style:master-page-name="">
      <style:paragraph-properties fo:margin-left="0.1866in" fo:margin-right="0in" fo:margin-top="0in" fo:margin-bottom="0.0972in" style:contextual-spacing="false" fo:line-height="120%" fo:text-indent="0in" style:auto-text-indent="false" style:page-number="auto"/>
      <style:text-properties style:font-name="Times New Roman1" officeooo:rsid="002a2272" officeooo:paragraph-rsid="002a2272"/>
    </style:style>
    <style:style style:name="P11" style:family="paragraph" style:parent-style-name="Text_20_body">
      <style:paragraph-properties fo:margin-left="0.1866in" fo:margin-right="0in" fo:margin-top="0in" fo:margin-bottom="0.0972in" style:contextual-spacing="false" fo:line-height="120%" fo:text-indent="0in" style:auto-text-indent="false"/>
      <style:text-properties style:font-name="Times New Roman1" officeooo:rsid="002a2272" officeooo:paragraph-rsid="002a2272"/>
    </style:style>
    <style:style style:name="P12" style:family="paragraph" style:parent-style-name="Text_20_body">
      <style:paragraph-properties fo:margin-left="0.1866in" fo:margin-right="0in" fo:margin-top="0in" fo:margin-bottom="0.0972in" style:contextual-spacing="false" fo:line-height="120%" fo:text-indent="0in" style:auto-text-indent="false"/>
      <style:text-properties style:font-name="Times New Roman1" officeooo:rsid="002b2f3e" officeooo:paragraph-rsid="002b2f3e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officeooo:rsid="001e481c" officeooo:paragraph-rsid="001e481c" style:font-size-asian="14pt" style:font-size-complex="14pt"/>
    </style:style>
    <style:style style:name="P14" style:family="paragraph" style:parent-style-name="Table_20_Contents">
      <style:text-properties officeooo:rsid="002172e0" officeooo:paragraph-rsid="002172e0"/>
    </style:style>
    <style:style style:name="P15" style:family="paragraph" style:parent-style-name="Table_20_Contents">
      <style:text-properties style:font-name="Times New Roman1"/>
    </style:style>
    <style:style style:name="P16" style:family="paragraph" style:parent-style-name="Table_20_Contents">
      <style:text-properties style:font-name="Times New Roman1" officeooo:rsid="002a2272" officeooo:paragraph-rsid="002a2272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2a2272" officeooo:paragraph-rsid="002a2272" fo:background-color="#eeeeee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officeooo:rsid="0030995b" officeooo:paragraph-rsid="0030995b" fo:background-color="#eeeeee"/>
    </style:style>
    <style:style style:name="P19" style:family="paragraph" style:parent-style-name="Table_20_Contents">
      <style:paragraph-properties fo:text-align="end" style:justify-single-word="false"/>
      <style:text-properties style:font-name="Times New Roman1" fo:font-weight="bold" officeooo:rsid="002a2272" officeooo:paragraph-rsid="002a2272" style:font-weight-asian="bold" style:font-weight-complex="bold"/>
    </style:style>
    <style:style style:name="P20" style:family="paragraph" style:parent-style-name="Table_20_Contents">
      <style:text-properties style:font-name="Times New Roman1" officeooo:rsid="0030995b" officeooo:paragraph-rsid="0030995b"/>
    </style:style>
    <style:style style:name="P21" style:family="paragraph" style:parent-style-name="Table_20_Contents">
      <style:text-properties fo:color="#000000" style:text-position="0% 100%" style:font-name="Times New Roman1" officeooo:rsid="002172e0" officeooo:paragraph-rsid="002172e0" fo:background-color="#ffffff"/>
    </style:style>
    <style:style style:name="P22" style:family="paragraph" style:parent-style-name="Table_20_Contents">
      <style:paragraph-properties fo:text-align="center" style:justify-single-word="false"/>
      <style:text-properties style:text-position="0% 100%" style:font-name="Times New Roman1" officeooo:rsid="002a2272" officeooo:paragraph-rsid="002a2272" fo:background-color="#eeeeee"/>
    </style:style>
    <style:style style:name="P23" style:family="paragraph" style:parent-style-name="Table_20_Contents">
      <style:paragraph-properties fo:margin-left="0.0618in" fo:margin-right="-0.1252in" fo:text-align="start" style:justify-single-word="false" fo:text-indent="0in" style:auto-text-indent="false"/>
      <style:text-properties style:font-name="Times New Roman1" officeooo:rsid="002a2272" officeooo:paragraph-rsid="002a2272"/>
    </style:style>
    <style:style style:name="P24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14pt" officeooo:rsid="001fb02e" officeooo:paragraph-rsid="001fb02e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paragraph-rsid="0040eed5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paragraph-rsid="0040eed5" style:font-size-asian="14pt" style:font-weight-asian="bold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rsid="0007eb16" officeooo:paragraph-rsid="0040eed5" style:font-size-asian="14pt" style:font-weight-asian="bold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4pt" fo:font-weight="bold" officeooo:rsid="000863a5" officeooo:paragraph-rsid="0040eed5" style:font-size-asian="14pt" style:font-weight-asian="bold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officeooo:rsid="001e481c" officeooo:paragraph-rsid="0040eed5" style:font-size-asian="14pt" style:font-size-complex="14pt" style:font-weight-complex="bold"/>
    </style:style>
    <style:style style:name="P30" style:family="paragraph" style:parent-style-name="Standard">
      <style:paragraph-properties fo:text-align="end" style:justify-single-word="false"/>
      <style:text-properties style:font-name="Times New Roman" fo:font-size="14pt" officeooo:paragraph-rsid="0040eed5" style:font-size-asian="14pt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officeooo:paragraph-rsid="0040eed5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officeooo:rsid="0040eed5" officeooo:paragraph-rsid="0040eed5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bf11" officeooo:paragraph-rsid="0040eed5" style:font-size-asian="14pt" style:font-weight-asian="bold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40eed5" style:font-size-asian="18pt" style:font-weight-asian="bold"/>
    </style:style>
    <style:style style:name="P35" style:family="paragraph" style:parent-style-name="Standard">
      <style:paragraph-properties fo:text-align="end" style:justify-single-word="false"/>
      <style:text-properties fo:font-size="16pt" officeooo:paragraph-rsid="0040eed5" style:font-size-asian="16pt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officeooo:paragraph-rsid="0040eed5" style:font-size-asian="16pt" style:font-size-complex="16pt" style:font-weight-complex="bold"/>
    </style:style>
    <style:style style:name="P37" style:family="paragraph" style:parent-style-name="Standard">
      <style:paragraph-properties fo:margin-left="3.6252in" fo:margin-right="0in" fo:text-indent="0in" style:auto-text-indent="false"/>
      <style:text-properties fo:font-size="16pt" officeooo:paragraph-rsid="0040eed5" style:font-size-asian="16pt" style:font-size-complex="16pt" style:font-weight-complex="bold"/>
    </style:style>
    <style:style style:name="P38" style:family="paragraph" style:parent-style-name="Text_20_body">
      <style:text-properties officeooo:rsid="003624b3" officeooo:paragraph-rsid="003624b3"/>
    </style:style>
    <style:style style:name="P39" style:family="paragraph" style:parent-style-name="Text_20_body">
      <style:text-properties officeooo:rsid="0037ccdd" officeooo:paragraph-rsid="0037ccdd"/>
    </style:style>
    <style:style style:name="P40" style:family="paragraph" style:parent-style-name="Text_20_body">
      <style:text-properties officeooo:rsid="003842d4" officeooo:paragraph-rsid="003842d4"/>
    </style:style>
    <style:style style:name="P41" style:family="paragraph" style:parent-style-name="Text_20_body">
      <style:text-properties officeooo:rsid="00388736" officeooo:paragraph-rsid="00388736"/>
    </style:style>
    <style:style style:name="P42" style:family="paragraph" style:parent-style-name="Text_20_body">
      <style:text-properties officeooo:rsid="0039424d" officeooo:paragraph-rsid="0039424d"/>
    </style:style>
    <style:style style:name="P43" style:family="paragraph" style:parent-style-name="Text_20_body" style:list-style-name="L70" style:master-page-name="">
      <style:paragraph-properties fo:margin-top="0in" fo:margin-bottom="0.0972in" style:contextual-spacing="false" fo:line-height="120%" style:page-number="auto"/>
      <style:text-properties fo:color="#000000" style:font-name="Times New Roman1" officeooo:paragraph-rsid="001fb02e" fo:background-color="#ffffff"/>
    </style:style>
    <style:style style:name="P44" style:family="paragraph" style:parent-style-name="Text_20_body" style:list-style-name="L70">
      <style:paragraph-properties fo:margin-top="0in" fo:margin-bottom="0.0972in" style:contextual-spacing="false" fo:line-height="120%"/>
      <style:text-properties fo:color="#000000" style:font-name="Times New Roman1" officeooo:paragraph-rsid="001fb02e" fo:background-color="#ffffff"/>
    </style:style>
    <style:style style:name="P45" style:family="paragraph" style:parent-style-name="Text_20_body" style:list-style-name="L71">
      <style:paragraph-properties fo:margin-top="0in" fo:margin-bottom="0in" style:contextual-spacing="false"/>
      <style:text-properties fo:color="#000000" style:font-name="Times New Roman1" fo:background-color="#ffffff"/>
    </style:style>
    <style:style style:name="P46" style:family="paragraph" style:parent-style-name="Text_20_body" style:list-style-name="L71">
      <style:paragraph-properties fo:margin-top="0in" fo:margin-bottom="0in" style:contextual-spacing="false"/>
      <style:text-properties fo:color="#000000" style:font-name="Times New Roman1" officeooo:paragraph-rsid="001fb02e" fo:background-color="#ffffff"/>
    </style:style>
    <style:style style:name="P47" style:family="paragraph" style:parent-style-name="Text_20_body">
      <style:paragraph-properties fo:break-before="page"/>
      <style:text-properties officeooo:rsid="0039424d" officeooo:paragraph-rsid="0039424d"/>
    </style:style>
    <style:style style:name="P48" style:family="paragraph" style:parent-style-name="Table_20_Contents">
      <style:text-properties style:font-name="Times New Roman1" officeooo:rsid="003624b3" officeooo:paragraph-rsid="003624b3"/>
    </style:style>
    <style:style style:name="P49" style:family="paragraph" style:parent-style-name="Table_20_Contents">
      <style:text-properties style:font-name="Times New Roman1" officeooo:rsid="003842d4" officeooo:paragraph-rsid="003842d4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1" officeooo:rsid="003842d4" officeooo:paragraph-rsid="003842d4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4pt" officeooo:rsid="0007eb16" officeooo:paragraph-rsid="0040eed5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4pt" officeooo:rsid="0040eed5" officeooo:paragraph-rsid="0040eed5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4pt" officeooo:rsid="0040eed5" officeooo:paragraph-rsid="0040eed5" style:font-size-asian="14pt" style:font-size-complex="14pt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fo:color="#000000" style:font-name="Liberation Sans" fo:background-color="#ffffff"/>
    </style:style>
    <style:style style:name="P56" style:family="paragraph" style:parent-style-name="Heading_20_1">
      <style:paragraph-properties fo:break-before="page"/>
      <style:text-properties fo:color="#000000" style:text-position="0% 100%" style:font-name="Liberation Sans" fo:background-color="#ffffff"/>
    </style:style>
    <style:style style:name="P57" style:family="paragraph" style:parent-style-name="Contents_20_2">
      <style:paragraph-properties>
        <style:tab-stops>
          <style:tab-stop style:position="6.2862in" style:type="right" style:leader-style="dotted" style:leader-text="."/>
        </style:tab-stops>
      </style:paragraph-properties>
    </style:style>
    <style:style style:name="P58" style:family="paragraph" style:parent-style-name="Heading_20_2">
      <style:text-properties officeooo:rsid="001fb02e" officeooo:paragraph-rsid="001fb02e"/>
    </style:style>
    <style:style style:name="P59" style:family="paragraph" style:parent-style-name="Heading_20_2">
      <style:text-properties fo:color="#000000" style:text-position="0% 100%" fo:background-color="#ffffff"/>
    </style:style>
    <style:style style:name="P60" style:family="paragraph" style:parent-style-name="Contents_20_1">
      <style:paragraph-properties>
        <style:tab-stops>
          <style:tab-stop style:position="6.4827in" style:type="right" style:leader-style="dotted" style:leader-text="."/>
        </style:tab-stops>
      </style:paragraph-properties>
    </style:style>
    <style:style style:name="P61" style:family="paragraph">
      <style:paragraph-properties style:writing-mode="lr-tb"/>
    </style:style>
    <style:style style:name="P62" style:family="paragraph">
      <style:paragraph-properties fo:text-align="center" style:writing-mode="lr-tb"/>
      <style:text-properties fo:font-size="24pt"/>
    </style:style>
    <style:style style:name="P63" style:family="paragraph">
      <style:paragraph-properties fo:margin-left="0in" fo:margin-right="0in" fo:line-height="150%" fo:text-align="center" fo:text-indent="0in" style:writing-mode="lr-tb"/>
    </style:style>
    <style:style style:name="P64" style:family="paragraph">
      <style:paragraph-properties fo:margin-left="0in" fo:margin-right="0in" fo:line-height="150%" fo:text-align="center" fo:text-indent="0in" style:writing-mode="lr-tb"/>
      <style:text-properties fo:font-size="8pt" style:font-size-asian="8pt" style:font-size-complex="8pt"/>
    </style:style>
    <style:style style:name="P65" style:family="paragraph">
      <style:paragraph-properties fo:margin-left="0in" fo:margin-right="0in" fo:line-height="150%" fo:text-align="justify" fo:text-indent="0in" style:writing-mode="lr-tb"/>
    </style:style>
    <style:style style:name="P66" style:family="paragraph">
      <style:paragraph-properties fo:margin-left="0in" fo:margin-right="0in" fo:line-height="150%" fo:text-align="justify" fo:text-indent="0in" style:writing-mode="lr-tb"/>
      <style:text-properties fo:font-size="8pt" style:font-size-asian="8pt" style:font-size-complex="8pt"/>
    </style:style>
    <style:style style:name="P67" style:family="paragraph">
      <style:paragraph-properties fo:margin-left="0in" fo:margin-right="0in" fo:line-height="150%" fo:text-align="center" fo:text-indent="0.4925in" style:writing-mode="lr-tb"/>
    </style:style>
    <style:style style:name="P68" style:family="paragraph">
      <style:paragraph-properties fo:margin-left="0in" fo:margin-right="0in" fo:line-height="150%" fo:text-align="start" fo:text-indent="0.4925in" style:writing-mode="lr-tb"/>
    </style:style>
    <style:style style:name="P69" style:family="paragraph">
      <style:paragraph-properties fo:margin-left="0in" fo:margin-right="0in" fo:line-height="150%" fo:text-align="justify" fo:text-indent="0.4925in" style:writing-mode="lr-tb"/>
    </style:style>
    <style:style style:name="P70" style:family="paragraph">
      <style:paragraph-properties fo:text-align="center"/>
    </style:style>
    <style:style style:name="P71" style:family="paragraph">
      <style:paragraph-properties fo:text-align="center" style:writing-mode="lr-tb"/>
    </style:style>
    <style:style style:name="P72" style:family="paragraph">
      <style:paragraph-properties fo:text-align="center">
        <style:tab-stops/>
      </style:paragraph-properties>
    </style:style>
    <style:style style:name="P73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1fb02e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7eb16" style:font-weight-asian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172e0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172e0"/>
    </style:style>
    <style:style style:name="T10" style:family="text">
      <style:text-properties officeooo:rsid="003624b3"/>
    </style:style>
    <style:style style:name="T11" style:family="text">
      <style:text-properties officeooo:rsid="0007eb16"/>
    </style:style>
    <style:style style:name="T12" style:family="text">
      <style:text-properties officeooo:rsid="0008cc6d"/>
    </style:style>
    <style:style style:name="T13" style:family="text">
      <style:text-properties officeooo:rsid="000f04c3"/>
    </style:style>
    <style:style style:name="T14" style:family="text">
      <style:text-properties officeooo:rsid="0010bf11"/>
    </style:style>
    <style:style style:name="T15" style:family="text">
      <style:text-properties fo:font-style="italic" style:text-underline-style="solid" style:text-underline-width="auto" style:text-underline-color="font-color" fo:font-weight="bold" officeooo:rsid="0010bf11" style:font-style-asian="italic" style:font-weight-asian="bold"/>
    </style:style>
    <style:style style:name="T16" style:family="text">
      <style:text-properties fo:font-style="italic" style:text-underline-style="solid" style:text-underline-width="auto" style:text-underline-color="font-color" fo:font-weight="bold" officeooo:rsid="0040eed5" style:font-style-asian="italic" style:font-weight-asian="bold"/>
    </style:style>
    <style:style style:name="T17" style:family="text">
      <style:text-properties officeooo:rsid="0040eed5"/>
    </style:style>
    <style:style style:name="T18" style:family="text">
      <style:text-properties style:use-window-font-color="true" style:font-name="ISOCPEUR" fo:font-size="8pt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19" style:family="text">
      <style:text-properties style:use-window-font-color="true" style:font-name="ISOCPEUR" fo:font-size="9pt" fo:language="uk" fo:country="UA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20" style:family="text">
      <style:text-properties style:use-window-font-color="true" style:font-name="ISOCPEUR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21" style:family="text">
      <style:text-properties style:use-window-font-color="true" style:font-name="ISOCPEUR" fo:font-size="14pt" fo:language="ru" fo:country="RU" fo:font-style="italic" fo:font-weight="bold" style:font-name-asian="Arial" style:font-size-asian="14pt" style:language-asian="ar" style:country-asian="SA" style:font-style-asian="italic" style:font-weight-asian="bold" style:font-name-complex="Calibri" style:font-size-complex="10pt" style:language-complex="ar" style:country-complex="SA" style:font-weight-complex="bold"/>
    </style:style>
    <style:style style:name="T22" style:family="text">
      <style:text-properties style:use-window-font-color="true" style:font-name="Times New Roman" fo:font-size="12pt" fo:language="ru" fo:country="RU" style:font-name-asian="Times New Roman" style:font-size-asian="12pt" style:font-name-complex="Calibri" style:font-size-complex="11pt" style:language-complex="ar" style:country-complex="SA"/>
    </style:style>
    <style:style style:name="T23" style:family="text">
      <style:text-properties style:use-window-font-color="true" style:font-name="ISOCPEUR" fo:font-size="8pt" fo:letter-spacing="-0.0024in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24" style:family="text">
      <style:text-properties style:use-window-font-color="true" style:font-name="Times New Roman" fo:font-size="11pt" fo:language="ru" fo:country="RU" style:font-name-asian="Times New Roman" style:font-size-asian="11pt" style:language-asian="ar" style:country-asian="SA" style:font-name-complex="Calibri" style:font-size-complex="11pt" style:language-complex="ar" style:country-complex="SA"/>
    </style:style>
    <style:style style:name="T25" style:family="text">
      <style:text-properties style:use-window-font-color="true" style:font-name="ISOCPEUR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0pt" style:language-complex="ar" style:country-complex="SA"/>
    </style:style>
    <style:style style:name="T26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27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28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29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46" draw:style-name="gr1">
        <draw:custom-shape draw:style-name="gr2" draw:text-style-name="P61" svg:width="7.2051in" svg:height="11.1425in" svg:x="0.7661in" svg:y="0.2917in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2" svg:x1="1.1134in" svg:y1="9.8508in" svg:x2="1.1134in" svg:y2="10.4516in">
          <text:p/>
        </draw:line>
        <draw:line draw:style-name="gr3" draw:text-style-name="P62" svg:x1="0.7709in" svg:y1="9.8598in" svg:x2="7.9638in" svg:y2="9.8598in">
          <text:p/>
        </draw:line>
        <draw:line draw:style-name="gr3" draw:text-style-name="P62" svg:x1="1.5591in" svg:y1="9.8626in" svg:x2="1.5591in" svg:y2="11.428in">
          <text:p/>
        </draw:line>
        <draw:line draw:style-name="gr3" draw:text-style-name="P62" svg:x1="2.5382in" svg:y1="9.8701in" svg:x2="2.5382in" svg:y2="11.4276in">
          <text:p/>
        </draw:line>
        <draw:line draw:style-name="gr3" draw:text-style-name="P62" svg:x1="3.1295in" svg:y1="9.8701in" svg:x2="3.1295in" svg:y2="11.4276in">
          <text:p/>
        </draw:line>
        <draw:line draw:style-name="gr3" draw:text-style-name="P62" svg:x1="3.5232in" svg:y1="9.8654in" svg:x2="3.5232in" svg:y2="11.4224in">
          <text:p/>
        </draw:line>
        <draw:line draw:style-name="gr3" draw:text-style-name="P62" svg:x1="6.4764in" svg:y1="10.4535in" svg:x2="6.4772in" svg:y2="10.839in">
          <text:p/>
        </draw:line>
        <draw:line draw:style-name="gr4" draw:text-style-name="P62" svg:x1="0.7709in" svg:y1="11.0409in" svg:x2="3.5161in" svg:y2="11.0409in">
          <text:p/>
        </draw:line>
        <draw:line draw:style-name="gr4" draw:text-style-name="P62" svg:x1="0.7709in" svg:y1="11.2374in" svg:x2="3.5161in" svg:y2="11.2374in">
          <text:p/>
        </draw:line>
        <draw:frame draw:style-name="gr5" draw:text-style-name="P64" svg:width="0.3177in" svg:height="0.1717in" svg:x="0.7854in" svg:y="10.2709in">
          <draw:text-box>
            <text:p text:style-name="P63"><text:span text:style-name="T18">Изм.</text:span></text:p>
          </draw:text-box>
        </draw:frame>
        <draw:frame draw:style-name="gr5" draw:text-style-name="P63" svg:width="0.3961in" svg:height="0.1717in" svg:x="1.1445in" svg:y="10.2709in">
          <draw:text-box>
            <text:p text:style-name="P63"><text:span text:style-name="T19">Лист</text:span></text:p>
          </draw:text-box>
        </draw:frame>
        <draw:frame draw:style-name="gr5" draw:text-style-name="P65" svg:width="0.9268in" svg:height="0.1717in" svg:x="1.5823in" svg:y="10.2709in">
          <draw:text-box>
            <text:p text:style-name="P65"><text:span text:style-name="T19">№ </text:span><text:span text:style-name="T19">докум.</text:span></text:p>
          </draw:text-box>
        </draw:frame>
        <draw:frame draw:style-name="gr5" draw:text-style-name="P66" svg:width="0.5524in" svg:height="0.1717in" svg:x="2.5606in" svg:y="10.2709in">
          <draw:text-box>
            <text:p text:style-name="P65"><text:span text:style-name="T18">Подпись</text:span></text:p>
          </draw:text-box>
        </draw:frame>
        <draw:frame draw:style-name="gr5" draw:text-style-name="P65" svg:width="0.3598in" svg:height="0.1717in" svg:x="3.1445in" svg:y="10.2709in">
          <draw:text-box>
            <text:p text:style-name="P65"><text:span text:style-name="T19">Дата</text:span></text:p>
          </draw:text-box>
        </draw:frame>
        <draw:frame draw:style-name="gr6" draw:text-style-name="P65" svg:width="0.5307in" svg:height="0.1717in" svg:x="6.5043in" svg:y="10.4634in">
          <draw:text-box>
            <text:p/>
          </draw:text-box>
        </draw:frame>
        <draw:frame draw:style-name="gr5" draw:text-style-name="P65" svg:width="0.5307in" svg:height="0.1724in" svg:x="6.5043in" svg:y="10.6669in">
          <draw:text-box>
            <text:p text:style-name="P65"><text:span text:style-name="T20">1</text:span></text:p>
          </draw:text-box>
        </draw:frame>
        <draw:frame draw:style-name="gr5" draw:text-style-name="P67" svg:width="4.3803in" svg:height="0.2657in" svg:x="3.5614in" svg:y="10.0307in">
          <draw:text-box>
            <text:p text:style-name="P67"><text:span text:style-name="T21">КР-НРТК-(3ИС-2С)</text:span></text:p>
            <text:p text:style-name="P67"><text:span text:style-name="T22"/></text:p>
          </draw:text-box>
        </draw:frame>
        <draw:line draw:style-name="gr3" draw:text-style-name="P62" svg:x1="0.7709in" svg:y1="10.45in" svg:x2="7.9638in" svg:y2="10.45in">
          <text:p/>
        </draw:line>
        <draw:line draw:style-name="gr3" draw:text-style-name="P62" svg:x1="0.7764in" svg:y1="10.2543in" svg:x2="3.5217in" svg:y2="10.2543in">
          <text:p/>
        </draw:line>
        <draw:line draw:style-name="gr4" draw:text-style-name="P62" svg:x1="0.7709in" svg:y1="10.0547in" svg:x2="3.5354in" svg:y2="10.0528in">
          <text:p/>
        </draw:line>
        <draw:line draw:style-name="gr4" draw:text-style-name="P62" svg:x1="0.7709in" svg:y1="10.8437in" svg:x2="3.5161in" svg:y2="10.8437in">
          <text:p/>
        </draw:line>
        <draw:line draw:style-name="gr4" draw:text-style-name="P62" svg:x1="0.7709in" svg:y1="10.6453in" svg:x2="3.5161in" svg:y2="10.6453in">
          <text:p/>
        </draw:line>
        <draw:g draw:style-name="gr7">
          <draw:frame draw:style-name="gr5" draw:text-style-name="P65" svg:width="0.7657in" svg:height="0.1717in" svg:x="0.7799in" svg:y="10.4689in">
            <draw:text-box>
              <text:p text:style-name="P65"><text:span text:style-name="T19">Разраб.</text:span></text:p>
            </draw:text-box>
          </draw:frame>
          <draw:frame draw:style-name="gr5" draw:text-style-name="P66" svg:width="0.9268in" svg:height="0.1717in" svg:x="1.5827in" svg:y="10.4689in">
            <draw:text-box>
              <text:p text:style-name="P66"><text:span text:style-name="T23">Старостьянц</text:span></text:p>
            </draw:text-box>
          </draw:frame>
        </draw:g>
        <draw:g draw:style-name="gr7">
          <draw:frame draw:style-name="gr5" draw:text-style-name="P65" svg:width="0.7657in" svg:height="0.1717in" svg:x="0.7799in" svg:y="10.6618in">
            <draw:text-box>
              <text:p text:style-name="P65"><text:span text:style-name="T19">Провер.</text:span></text:p>
            </draw:text-box>
          </draw:frame>
          <draw:frame draw:style-name="gr5" draw:text-style-name="P66" svg:width="0.9268in" svg:height="0.1717in" svg:x="1.5827in" svg:y="10.6618in">
            <draw:text-box>
              <text:p text:style-name="P66"><text:span text:style-name="T23">Ксенофонтова</text:span></text:p>
            </draw:text-box>
          </draw:frame>
        </draw:g>
        <draw:g draw:style-name="gr7">
          <draw:frame draw:style-name="gr6" draw:text-style-name="P65" svg:width="0.7657in" svg:height="0.1717in" svg:x="0.7799in" svg:y="10.8598in">
            <draw:text-box>
              <text:p/>
            </draw:text-box>
          </draw:frame>
          <draw:custom-shape draw:style-name="gr8" draw:text-style-name="P61" svg:width="0.9268in" svg:height="0.1717in" svg:x="1.5827in" svg:y="10.8606in">
            <text:p/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style-name="gr7">
          <draw:frame draw:style-name="gr5" draw:text-style-name="P65" svg:width="0.7657in" svg:height="0.1717in" svg:x="0.7799in" svg:y="11.052in">
            <draw:text-box>
              <text:p text:style-name="P65"><text:span text:style-name="T19">Н. Контр.</text:span></text:p>
            </draw:text-box>
          </draw:frame>
          <draw:custom-shape draw:style-name="gr8" draw:text-style-name="P61" svg:width="0.9268in" svg:height="0.1717in" svg:x="1.5827in" svg:y="11.0528in">
            <text:p/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style-name="gr7">
          <draw:frame draw:style-name="gr5" draw:text-style-name="P65" svg:width="0.7657in" svg:height="0.1717in" svg:x="0.7799in" svg:y="11.2445in">
            <draw:text-box>
              <text:p text:style-name="P65"><text:span text:style-name="T19"><text:s/></text:span><text:span text:style-name="T19">Утверд.</text:span></text:p>
            </draw:text-box>
          </draw:frame>
          <draw:custom-shape draw:style-name="gr8" draw:text-style-name="P61" svg:width="0.9268in" svg:height="0.1717in" svg:x="1.5827in" svg:y="11.2453in">
            <text:p/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line draw:style-name="gr3" draw:text-style-name="P62" svg:x1="5.8854in" svg:y1="10.4535in" svg:x2="5.8854in" svg:y2="11.4224in">
          <text:p/>
        </draw:line>
        <draw:frame draw:style-name="gr5" draw:text-style-name="P68" svg:width="2.2661in" svg:height="0.8961in" svg:x="3.5709in" svg:y="10.4945in">
          <draw:text-box>
            <text:p text:style-name="P68"><text:span text:style-name="T22"/></text:p>
            <text:p text:style-name="P68"><text:span text:style-name="T22"/></text:p>
            <text:p text:style-name="P68"><text:span text:style-name="T22"/></text:p>
            <text:p text:style-name="P67"><text:span text:style-name="T22"/></text:p>
          </draw:text-box>
        </draw:frame>
        <draw:line draw:style-name="gr3" draw:text-style-name="P62" svg:x1="5.8898in" svg:y1="10.6472in" svg:x2="7.9677in" svg:y2="10.6472in">
          <text:p/>
        </draw:line>
        <draw:line draw:style-name="gr3" draw:text-style-name="P62" svg:x1="5.889in" svg:y1="10.8437in" svg:x2="7.9669in" svg:y2="10.8437in">
          <text:p/>
        </draw:line>
        <draw:line draw:style-name="gr3" draw:text-style-name="P62" svg:x1="7.0661in" svg:y1="10.4535in" svg:x2="7.0669in" svg:y2="10.839in">
          <text:p/>
        </draw:line>
        <draw:frame draw:style-name="gr6" draw:text-style-name="P69" svg:width="0.5307in" svg:height="0.1717in" svg:x="5.9154in" svg:y="10.4634in">
          <draw:text-box>
            <text:p/>
          </draw:text-box>
        </draw:frame>
        <draw:frame draw:style-name="gr5" draw:text-style-name="P63" svg:width="0.8378in" svg:height="0.1717in" svg:x="7.098in" svg:y="10.4634in">
          <draw:text-box>
            <text:p text:style-name="P63"><text:span text:style-name="T20">Листов</text:span></text:p>
          </draw:text-box>
        </draw:frame>
        <draw:frame draw:style-name="gr5" draw:text-style-name="P69" svg:width="0.8378in" svg:height="0.1717in" svg:x="7.1028in" svg:y="10.661in">
          <draw:text-box>
            <text:p text:style-name="P69"><text:span text:style-name="T24">7</text:span></text:p>
          </draw:text-box>
        </draw:frame>
        <draw:line draw:style-name="gr4" draw:text-style-name="P62" svg:x1="6.0827in" svg:y1="10.6516in" svg:x2="6.0827in" svg:y2="10.839in">
          <text:p/>
        </draw:line>
        <draw:line draw:style-name="gr4" draw:text-style-name="P62" svg:x1="6.2795in" svg:y1="10.652in" svg:x2="6.2795in" svg:y2="10.8394in">
          <text:p/>
        </draw:line>
        <draw:frame draw:style-name="gr5" draw:text-style-name="P67" svg:width="2.0205in" svg:height="0.2449in" svg:x="5.9154in" svg:y="11in">
          <draw:text-box>
            <text:p text:style-name="P67"><text:span text:style-name="T25">НРТК</text:span></text:p>
          </draw:text-box>
        </draw:frame>
      </draw:g>
      <draw:g text:anchor-type="page" text:anchor-page-number="3" draw:z-index="47" draw:style-name="gr1">
        <draw:custom-shape draw:style-name="gr3" draw:text-style-name="P61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62" svg:x1="1.1811in" svg:y1="10.8327in" svg:x2="1.1819in" svg:y2="11.4118in">
          <text:p/>
        </draw:line>
        <draw:line draw:style-name="gr3" draw:text-style-name="P62" svg:x1="0.7909in" svg:y1="10.8283in" svg:x2="7.9846in" svg:y2="10.8283in">
          <text:p/>
        </draw:line>
        <draw:line draw:style-name="gr3" draw:text-style-name="P62" svg:x1="1.574in" svg:y1="10.8327in" svg:x2="1.5748in" svg:y2="11.4118in">
          <text:p/>
        </draw:line>
        <draw:line draw:style-name="gr3" draw:text-style-name="P62" svg:x1="2.5591in" svg:y1="10.8327in" svg:x2="2.5598in" svg:y2="11.4118in">
          <text:p/>
        </draw:line>
        <draw:line draw:style-name="gr3" draw:text-style-name="P62" svg:x1="3.1492in" svg:y1="10.8382in" svg:x2="3.15in" svg:y2="11.4118in">
          <text:p/>
        </draw:line>
        <draw:line draw:style-name="gr3" draw:text-style-name="P62" svg:x1="3.5437in" svg:y1="10.8327in" svg:x2="3.5445in" svg:y2="11.4063in">
          <text:p/>
        </draw:line>
        <draw:line draw:style-name="gr3" draw:text-style-name="P62" svg:x1="7.5984in" svg:y1="10.8327in" svg:x2="7.6in" svg:y2="11.4118in">
          <text:p/>
        </draw:line>
        <draw:line draw:style-name="gr4" draw:text-style-name="P62" svg:x1="0.7909in" svg:y1="11.0236in" svg:x2="3.5362in" svg:y2="11.0244in">
          <text:p/>
        </draw:line>
        <draw:line draw:style-name="gr3" draw:text-style-name="P62" svg:x1="0.7909in" svg:y1="11.2209in" svg:x2="3.5362in" svg:y2="11.2209in">
          <text:p/>
        </draw:line>
        <draw:line draw:style-name="gr4" draw:text-style-name="P62" svg:x1="7.6035in" svg:y1="11.0264in" svg:x2="7.989in" svg:y2="11.0264in">
          <text:p/>
        </draw:line>
        <draw:frame draw:style-name="gr5" draw:text-style-name="P71" svg:width="0.3598in" svg:height="0.1717in" svg:x="0.8067in" svg:y="11.2283in">
          <draw:text-box>
            <text:p text:style-name="P70"><text:span text:style-name="T26">Изм.</text:span></text:p>
          </draw:text-box>
        </draw:frame>
        <draw:frame draw:style-name="gr5" draw:text-style-name="P71" svg:width="0.3606in" svg:height="0.1717in" svg:x="1.1965in" svg:y="11.2283in">
          <draw:text-box>
            <text:p text:style-name="P70"><text:span text:style-name="T26">Лист</text:span></text:p>
          </draw:text-box>
        </draw:frame>
        <draw:frame draw:style-name="gr5" draw:text-style-name="P71" svg:width="0.9268in" svg:height="0.1717in" svg:x="1.6039in" svg:y="11.2283in">
          <draw:text-box>
            <text:p text:style-name="P70"><text:span text:style-name="T26">№ </text:span><text:span text:style-name="T26">докум.</text:span></text:p>
          </draw:text-box>
        </draw:frame>
        <draw:frame draw:style-name="gr5" draw:text-style-name="P73" svg:width="0.5524in" svg:height="0.1717in" svg:x="2.5819in" svg:y="11.2283in">
          <draw:text-box>
            <text:p text:style-name="P72"><text:span text:style-name="T27">Подпись</text:span></text:p>
          </draw:text-box>
        </draw:frame>
        <draw:frame draw:style-name="gr5" draw:text-style-name="P71" svg:width="0.3598in" svg:height="0.1717in" svg:x="3.1665in" svg:y="11.2283in">
          <draw:text-box>
            <text:p text:style-name="P70"><text:span text:style-name="T26">Дата</text:span></text:p>
          </draw:text-box>
        </draw:frame>
        <draw:frame draw:style-name="gr5" draw:text-style-name="P71" svg:width="0.3606in" svg:height="0.1717in" svg:x="7.6138in" svg:y="10.8476in">
          <draw:text-box>
            <text:p text:style-name="P70"><text:span text:style-name="T26">Лист</text:span></text:p>
          </draw:text-box>
        </draw:frame>
        <draw:frame draw:style-name="gr5" draw:text-style-name="P71" svg:width="0.3606in" svg:height="0.2358in" svg:x="7.6138in" svg:y="11.1028in">
          <draw:text-box>
            <text:p text:style-name="P70"><text:span text:style-name="T28">2</text:span></text:p>
          </draw:text-box>
        </draw:frame>
        <draw:frame draw:style-name="gr5" draw:text-style-name="P71" svg:width="3.9898in" svg:height="0.2657in" svg:x="3.5772in" svg:y="10.9846in">
          <draw:text-box>
            <text:p text:style-name="P70"><text:span text:style-name="T29">КР-НРТК- (3ИС-2С)</text:span></text:p>
          </draw:text-box>
        </draw:frame>
      </draw:g>
      <draw:g text:anchor-type="page" text:anchor-page-number="4" draw:z-index="48" draw:style-name="gr1">
        <draw:custom-shape draw:style-name="gr3" draw:text-style-name="P61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62" svg:x1="1.1811in" svg:y1="10.8327in" svg:x2="1.1819in" svg:y2="11.4118in">
          <text:p/>
        </draw:line>
        <draw:line draw:style-name="gr3" draw:text-style-name="P62" svg:x1="0.7909in" svg:y1="10.8283in" svg:x2="7.9846in" svg:y2="10.8283in">
          <text:p/>
        </draw:line>
        <draw:line draw:style-name="gr3" draw:text-style-name="P62" svg:x1="1.574in" svg:y1="10.8327in" svg:x2="1.5748in" svg:y2="11.4118in">
          <text:p/>
        </draw:line>
        <draw:line draw:style-name="gr3" draw:text-style-name="P62" svg:x1="2.5591in" svg:y1="10.8327in" svg:x2="2.5598in" svg:y2="11.4118in">
          <text:p/>
        </draw:line>
        <draw:line draw:style-name="gr3" draw:text-style-name="P62" svg:x1="3.1492in" svg:y1="10.8382in" svg:x2="3.15in" svg:y2="11.4118in">
          <text:p/>
        </draw:line>
        <draw:line draw:style-name="gr3" draw:text-style-name="P62" svg:x1="3.5437in" svg:y1="10.8327in" svg:x2="3.5445in" svg:y2="11.4063in">
          <text:p/>
        </draw:line>
        <draw:line draw:style-name="gr3" draw:text-style-name="P62" svg:x1="7.5984in" svg:y1="10.8327in" svg:x2="7.6in" svg:y2="11.4118in">
          <text:p/>
        </draw:line>
        <draw:line draw:style-name="gr4" draw:text-style-name="P62" svg:x1="0.7909in" svg:y1="11.0236in" svg:x2="3.5362in" svg:y2="11.0244in">
          <text:p/>
        </draw:line>
        <draw:line draw:style-name="gr3" draw:text-style-name="P62" svg:x1="0.7909in" svg:y1="11.2209in" svg:x2="3.5362in" svg:y2="11.2209in">
          <text:p/>
        </draw:line>
        <draw:line draw:style-name="gr4" draw:text-style-name="P62" svg:x1="7.6035in" svg:y1="11.0264in" svg:x2="7.989in" svg:y2="11.0264in">
          <text:p/>
        </draw:line>
        <draw:frame draw:style-name="gr5" draw:text-style-name="P71" svg:width="0.3598in" svg:height="0.1717in" svg:x="0.8067in" svg:y="11.2283in">
          <draw:text-box>
            <text:p text:style-name="P70"><text:span text:style-name="T26">Изм.</text:span></text:p>
          </draw:text-box>
        </draw:frame>
        <draw:frame draw:style-name="gr5" draw:text-style-name="P71" svg:width="0.3606in" svg:height="0.1717in" svg:x="1.1965in" svg:y="11.2283in">
          <draw:text-box>
            <text:p text:style-name="P70"><text:span text:style-name="T26">Лист</text:span></text:p>
          </draw:text-box>
        </draw:frame>
        <draw:frame draw:style-name="gr5" draw:text-style-name="P71" svg:width="0.9268in" svg:height="0.1717in" svg:x="1.6039in" svg:y="11.2283in">
          <draw:text-box>
            <text:p text:style-name="P70"><text:span text:style-name="T26">№ </text:span><text:span text:style-name="T26">докум.</text:span></text:p>
          </draw:text-box>
        </draw:frame>
        <draw:frame draw:style-name="gr5" draw:text-style-name="P73" svg:width="0.5524in" svg:height="0.1717in" svg:x="2.5819in" svg:y="11.2283in">
          <draw:text-box>
            <text:p text:style-name="P72"><text:span text:style-name="T27">Подпись</text:span></text:p>
          </draw:text-box>
        </draw:frame>
        <draw:frame draw:style-name="gr5" draw:text-style-name="P71" svg:width="0.3598in" svg:height="0.1717in" svg:x="3.1665in" svg:y="11.2283in">
          <draw:text-box>
            <text:p text:style-name="P70"><text:span text:style-name="T26">Дата</text:span></text:p>
          </draw:text-box>
        </draw:frame>
        <draw:frame draw:style-name="gr5" draw:text-style-name="P71" svg:width="0.3606in" svg:height="0.1717in" svg:x="7.6138in" svg:y="10.8476in">
          <draw:text-box>
            <text:p text:style-name="P70"><text:span text:style-name="T26">Лист</text:span></text:p>
          </draw:text-box>
        </draw:frame>
        <draw:frame draw:style-name="gr5" draw:text-style-name="P71" svg:width="0.3606in" svg:height="0.2358in" svg:x="7.6138in" svg:y="11.1028in">
          <draw:text-box>
            <text:p text:style-name="P70"><text:span text:style-name="T28">3</text:span></text:p>
          </draw:text-box>
        </draw:frame>
        <draw:frame draw:style-name="gr5" draw:text-style-name="P71" svg:width="3.9898in" svg:height="0.2657in" svg:x="3.5772in" svg:y="10.9846in">
          <draw:text-box>
            <text:p text:style-name="P70"><text:span text:style-name="T29">КР-НРТК- (3ИС-2С)</text:span></text:p>
          </draw:text-box>
        </draw:frame>
      </draw:g>
      <draw:g text:anchor-type="page" text:anchor-page-number="5" draw:z-index="49" draw:style-name="gr1">
        <draw:custom-shape draw:style-name="gr3" draw:text-style-name="P61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62" svg:x1="1.1811in" svg:y1="10.8327in" svg:x2="1.1819in" svg:y2="11.4118in">
          <text:p/>
        </draw:line>
        <draw:line draw:style-name="gr3" draw:text-style-name="P62" svg:x1="0.7909in" svg:y1="10.8283in" svg:x2="7.9846in" svg:y2="10.8283in">
          <text:p/>
        </draw:line>
        <draw:line draw:style-name="gr3" draw:text-style-name="P62" svg:x1="1.574in" svg:y1="10.8327in" svg:x2="1.5748in" svg:y2="11.4118in">
          <text:p/>
        </draw:line>
        <draw:line draw:style-name="gr3" draw:text-style-name="P62" svg:x1="2.5591in" svg:y1="10.8327in" svg:x2="2.5598in" svg:y2="11.4118in">
          <text:p/>
        </draw:line>
        <draw:line draw:style-name="gr3" draw:text-style-name="P62" svg:x1="3.1492in" svg:y1="10.8382in" svg:x2="3.15in" svg:y2="11.4118in">
          <text:p/>
        </draw:line>
        <draw:line draw:style-name="gr3" draw:text-style-name="P62" svg:x1="3.5437in" svg:y1="10.8327in" svg:x2="3.5445in" svg:y2="11.4063in">
          <text:p/>
        </draw:line>
        <draw:line draw:style-name="gr3" draw:text-style-name="P62" svg:x1="7.5984in" svg:y1="10.8327in" svg:x2="7.6in" svg:y2="11.4118in">
          <text:p/>
        </draw:line>
        <draw:line draw:style-name="gr4" draw:text-style-name="P62" svg:x1="0.7909in" svg:y1="11.0236in" svg:x2="3.5362in" svg:y2="11.0244in">
          <text:p/>
        </draw:line>
        <draw:line draw:style-name="gr3" draw:text-style-name="P62" svg:x1="0.7909in" svg:y1="11.2209in" svg:x2="3.5362in" svg:y2="11.2209in">
          <text:p/>
        </draw:line>
        <draw:line draw:style-name="gr4" draw:text-style-name="P62" svg:x1="7.6035in" svg:y1="11.0264in" svg:x2="7.989in" svg:y2="11.0264in">
          <text:p/>
        </draw:line>
        <draw:frame draw:style-name="gr5" draw:text-style-name="P71" svg:width="0.3598in" svg:height="0.1717in" svg:x="0.8067in" svg:y="11.2283in">
          <draw:text-box>
            <text:p text:style-name="P70"><text:span text:style-name="T26">Изм.</text:span></text:p>
          </draw:text-box>
        </draw:frame>
        <draw:frame draw:style-name="gr5" draw:text-style-name="P71" svg:width="0.3606in" svg:height="0.1717in" svg:x="1.1965in" svg:y="11.2283in">
          <draw:text-box>
            <text:p text:style-name="P70"><text:span text:style-name="T26">Лист</text:span></text:p>
          </draw:text-box>
        </draw:frame>
        <draw:frame draw:style-name="gr5" draw:text-style-name="P71" svg:width="0.9268in" svg:height="0.1717in" svg:x="1.6039in" svg:y="11.2283in">
          <draw:text-box>
            <text:p text:style-name="P70"><text:span text:style-name="T26">№ </text:span><text:span text:style-name="T26">докум.</text:span></text:p>
          </draw:text-box>
        </draw:frame>
        <draw:frame draw:style-name="gr5" draw:text-style-name="P73" svg:width="0.5524in" svg:height="0.1717in" svg:x="2.5819in" svg:y="11.2283in">
          <draw:text-box>
            <text:p text:style-name="P72"><text:span text:style-name="T27">Подпись</text:span></text:p>
          </draw:text-box>
        </draw:frame>
        <draw:frame draw:style-name="gr5" draw:text-style-name="P71" svg:width="0.3598in" svg:height="0.1717in" svg:x="3.1665in" svg:y="11.2283in">
          <draw:text-box>
            <text:p text:style-name="P70"><text:span text:style-name="T26">Дата</text:span></text:p>
          </draw:text-box>
        </draw:frame>
        <draw:frame draw:style-name="gr5" draw:text-style-name="P71" svg:width="0.3606in" svg:height="0.1717in" svg:x="7.6138in" svg:y="10.8476in">
          <draw:text-box>
            <text:p text:style-name="P70"><text:span text:style-name="T26">Лист</text:span></text:p>
          </draw:text-box>
        </draw:frame>
        <draw:frame draw:style-name="gr5" draw:text-style-name="P71" svg:width="0.3606in" svg:height="0.2358in" svg:x="7.6138in" svg:y="11.1028in">
          <draw:text-box>
            <text:p text:style-name="P70"><text:span text:style-name="T28">4</text:span></text:p>
          </draw:text-box>
        </draw:frame>
        <draw:frame draw:style-name="gr5" draw:text-style-name="P71" svg:width="3.9898in" svg:height="0.2657in" svg:x="3.5772in" svg:y="10.9846in">
          <draw:text-box>
            <text:p text:style-name="P70"><text:span text:style-name="T29">КР-НРТК- (3ИС-2С)</text:span></text:p>
          </draw:text-box>
        </draw:frame>
      </draw:g>
      <draw:g text:anchor-type="page" text:anchor-page-number="6" draw:z-index="50" draw:style-name="gr1">
        <draw:custom-shape draw:style-name="gr3" draw:text-style-name="P61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62" svg:x1="1.1811in" svg:y1="10.8327in" svg:x2="1.1819in" svg:y2="11.4118in">
          <text:p/>
        </draw:line>
        <draw:line draw:style-name="gr3" draw:text-style-name="P62" svg:x1="0.7909in" svg:y1="10.8283in" svg:x2="7.9846in" svg:y2="10.8283in">
          <text:p/>
        </draw:line>
        <draw:line draw:style-name="gr3" draw:text-style-name="P62" svg:x1="1.574in" svg:y1="10.8327in" svg:x2="1.5748in" svg:y2="11.4118in">
          <text:p/>
        </draw:line>
        <draw:line draw:style-name="gr3" draw:text-style-name="P62" svg:x1="2.5591in" svg:y1="10.8327in" svg:x2="2.5598in" svg:y2="11.4118in">
          <text:p/>
        </draw:line>
        <draw:line draw:style-name="gr3" draw:text-style-name="P62" svg:x1="3.1492in" svg:y1="10.8382in" svg:x2="3.15in" svg:y2="11.4118in">
          <text:p/>
        </draw:line>
        <draw:line draw:style-name="gr3" draw:text-style-name="P62" svg:x1="3.5437in" svg:y1="10.8327in" svg:x2="3.5445in" svg:y2="11.4063in">
          <text:p/>
        </draw:line>
        <draw:line draw:style-name="gr3" draw:text-style-name="P62" svg:x1="7.5984in" svg:y1="10.8327in" svg:x2="7.6in" svg:y2="11.4118in">
          <text:p/>
        </draw:line>
        <draw:line draw:style-name="gr4" draw:text-style-name="P62" svg:x1="0.7909in" svg:y1="11.0236in" svg:x2="3.5362in" svg:y2="11.0244in">
          <text:p/>
        </draw:line>
        <draw:line draw:style-name="gr3" draw:text-style-name="P62" svg:x1="0.7909in" svg:y1="11.2209in" svg:x2="3.5362in" svg:y2="11.2209in">
          <text:p/>
        </draw:line>
        <draw:line draw:style-name="gr4" draw:text-style-name="P62" svg:x1="7.6035in" svg:y1="11.0264in" svg:x2="7.989in" svg:y2="11.0264in">
          <text:p/>
        </draw:line>
        <draw:frame draw:style-name="gr5" draw:text-style-name="P71" svg:width="0.3598in" svg:height="0.1717in" svg:x="0.8067in" svg:y="11.2283in">
          <draw:text-box>
            <text:p text:style-name="P70"><text:span text:style-name="T26">Изм.</text:span></text:p>
          </draw:text-box>
        </draw:frame>
        <draw:frame draw:style-name="gr5" draw:text-style-name="P71" svg:width="0.3606in" svg:height="0.1717in" svg:x="1.1965in" svg:y="11.2283in">
          <draw:text-box>
            <text:p text:style-name="P70"><text:span text:style-name="T26">Лист</text:span></text:p>
          </draw:text-box>
        </draw:frame>
        <draw:frame draw:style-name="gr5" draw:text-style-name="P71" svg:width="0.9268in" svg:height="0.1717in" svg:x="1.6039in" svg:y="11.2283in">
          <draw:text-box>
            <text:p text:style-name="P70"><text:span text:style-name="T26">№ </text:span><text:span text:style-name="T26">докум.</text:span></text:p>
          </draw:text-box>
        </draw:frame>
        <draw:frame draw:style-name="gr5" draw:text-style-name="P73" svg:width="0.5524in" svg:height="0.1717in" svg:x="2.5819in" svg:y="11.2283in">
          <draw:text-box>
            <text:p text:style-name="P72"><text:span text:style-name="T27">Подпись</text:span></text:p>
          </draw:text-box>
        </draw:frame>
        <draw:frame draw:style-name="gr5" draw:text-style-name="P71" svg:width="0.3598in" svg:height="0.1717in" svg:x="3.1665in" svg:y="11.2283in">
          <draw:text-box>
            <text:p text:style-name="P70"><text:span text:style-name="T26">Дата</text:span></text:p>
          </draw:text-box>
        </draw:frame>
        <draw:frame draw:style-name="gr5" draw:text-style-name="P71" svg:width="0.3606in" svg:height="0.1717in" svg:x="7.6138in" svg:y="10.8476in">
          <draw:text-box>
            <text:p text:style-name="P70"><text:span text:style-name="T26">Лист</text:span></text:p>
          </draw:text-box>
        </draw:frame>
        <draw:frame draw:style-name="gr5" draw:text-style-name="P71" svg:width="0.3606in" svg:height="0.2358in" svg:x="7.6138in" svg:y="11.1028in">
          <draw:text-box>
            <text:p text:style-name="P70"><text:span text:style-name="T28">5</text:span></text:p>
          </draw:text-box>
        </draw:frame>
        <draw:frame draw:style-name="gr5" draw:text-style-name="P71" svg:width="3.9898in" svg:height="0.2657in" svg:x="3.5772in" svg:y="10.9846in">
          <draw:text-box>
            <text:p text:style-name="P70"><text:span text:style-name="T29">КР-НРТК- (3ИС-2С)</text:span></text:p>
          </draw:text-box>
        </draw:frame>
      </draw:g>
      <draw:g text:anchor-type="page" text:anchor-page-number="7" draw:z-index="51" draw:style-name="gr1">
        <draw:custom-shape draw:style-name="gr3" draw:text-style-name="P61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62" svg:x1="1.1811in" svg:y1="10.8327in" svg:x2="1.1819in" svg:y2="11.4118in">
          <text:p/>
        </draw:line>
        <draw:line draw:style-name="gr3" draw:text-style-name="P62" svg:x1="0.7909in" svg:y1="10.8283in" svg:x2="7.9846in" svg:y2="10.8283in">
          <text:p/>
        </draw:line>
        <draw:line draw:style-name="gr3" draw:text-style-name="P62" svg:x1="1.574in" svg:y1="10.8327in" svg:x2="1.5748in" svg:y2="11.4118in">
          <text:p/>
        </draw:line>
        <draw:line draw:style-name="gr3" draw:text-style-name="P62" svg:x1="2.5591in" svg:y1="10.8327in" svg:x2="2.5598in" svg:y2="11.4118in">
          <text:p/>
        </draw:line>
        <draw:line draw:style-name="gr3" draw:text-style-name="P62" svg:x1="3.1492in" svg:y1="10.8382in" svg:x2="3.15in" svg:y2="11.4118in">
          <text:p/>
        </draw:line>
        <draw:line draw:style-name="gr3" draw:text-style-name="P62" svg:x1="3.5437in" svg:y1="10.8327in" svg:x2="3.5445in" svg:y2="11.4063in">
          <text:p/>
        </draw:line>
        <draw:line draw:style-name="gr3" draw:text-style-name="P62" svg:x1="7.5984in" svg:y1="10.8327in" svg:x2="7.6in" svg:y2="11.4118in">
          <text:p/>
        </draw:line>
        <draw:line draw:style-name="gr4" draw:text-style-name="P62" svg:x1="0.7909in" svg:y1="11.0236in" svg:x2="3.5362in" svg:y2="11.0244in">
          <text:p/>
        </draw:line>
        <draw:line draw:style-name="gr3" draw:text-style-name="P62" svg:x1="0.7909in" svg:y1="11.2209in" svg:x2="3.5362in" svg:y2="11.2209in">
          <text:p/>
        </draw:line>
        <draw:line draw:style-name="gr4" draw:text-style-name="P62" svg:x1="7.6035in" svg:y1="11.0264in" svg:x2="7.989in" svg:y2="11.0264in">
          <text:p/>
        </draw:line>
        <draw:frame draw:style-name="gr5" draw:text-style-name="P71" svg:width="0.3598in" svg:height="0.1717in" svg:x="0.8067in" svg:y="11.2283in">
          <draw:text-box>
            <text:p text:style-name="P70"><text:span text:style-name="T26">Изм.</text:span></text:p>
          </draw:text-box>
        </draw:frame>
        <draw:frame draw:style-name="gr5" draw:text-style-name="P71" svg:width="0.3606in" svg:height="0.1717in" svg:x="1.1965in" svg:y="11.2283in">
          <draw:text-box>
            <text:p text:style-name="P70"><text:span text:style-name="T26">Лист</text:span></text:p>
          </draw:text-box>
        </draw:frame>
        <draw:frame draw:style-name="gr5" draw:text-style-name="P71" svg:width="0.9268in" svg:height="0.1717in" svg:x="1.6039in" svg:y="11.2283in">
          <draw:text-box>
            <text:p text:style-name="P70"><text:span text:style-name="T26">№ </text:span><text:span text:style-name="T26">докум.</text:span></text:p>
          </draw:text-box>
        </draw:frame>
        <draw:frame draw:style-name="gr5" draw:text-style-name="P73" svg:width="0.5524in" svg:height="0.1717in" svg:x="2.5819in" svg:y="11.2283in">
          <draw:text-box>
            <text:p text:style-name="P72"><text:span text:style-name="T27">Подпись</text:span></text:p>
          </draw:text-box>
        </draw:frame>
        <draw:frame draw:style-name="gr5" draw:text-style-name="P71" svg:width="0.3598in" svg:height="0.1717in" svg:x="3.1665in" svg:y="11.2283in">
          <draw:text-box>
            <text:p text:style-name="P70"><text:span text:style-name="T26">Дата</text:span></text:p>
          </draw:text-box>
        </draw:frame>
        <draw:frame draw:style-name="gr5" draw:text-style-name="P71" svg:width="0.3606in" svg:height="0.1717in" svg:x="7.6138in" svg:y="10.8476in">
          <draw:text-box>
            <text:p text:style-name="P70"><text:span text:style-name="T26">Лист</text:span></text:p>
          </draw:text-box>
        </draw:frame>
        <draw:frame draw:style-name="gr5" draw:text-style-name="P71" svg:width="0.3606in" svg:height="0.2358in" svg:x="7.6138in" svg:y="11.1028in">
          <draw:text-box>
            <text:p text:style-name="P70"><text:span text:style-name="T28">6</text:span></text:p>
          </draw:text-box>
        </draw:frame>
        <draw:frame draw:style-name="gr5" draw:text-style-name="P71" svg:width="3.9898in" svg:height="0.2657in" svg:x="3.5772in" svg:y="10.9846in">
          <draw:text-box>
            <text:p text:style-name="P70"><text:span text:style-name="T29">КР-НРТК- (3ИС-2С)</text:span></text:p>
          </draw:text-box>
        </draw:frame>
      </draw:g>
      <draw:g text:anchor-type="page" text:anchor-page-number="8" draw:z-index="52" draw:style-name="gr1">
        <draw:custom-shape draw:style-name="gr3" draw:text-style-name="P61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62" svg:x1="1.1811in" svg:y1="10.8327in" svg:x2="1.1819in" svg:y2="11.4118in">
          <text:p/>
        </draw:line>
        <draw:line draw:style-name="gr3" draw:text-style-name="P62" svg:x1="0.7909in" svg:y1="10.8283in" svg:x2="7.9846in" svg:y2="10.8283in">
          <text:p/>
        </draw:line>
        <draw:line draw:style-name="gr3" draw:text-style-name="P62" svg:x1="1.574in" svg:y1="10.8327in" svg:x2="1.5748in" svg:y2="11.4118in">
          <text:p/>
        </draw:line>
        <draw:line draw:style-name="gr3" draw:text-style-name="P62" svg:x1="2.5591in" svg:y1="10.8327in" svg:x2="2.5598in" svg:y2="11.4118in">
          <text:p/>
        </draw:line>
        <draw:line draw:style-name="gr3" draw:text-style-name="P62" svg:x1="3.1492in" svg:y1="10.8382in" svg:x2="3.15in" svg:y2="11.4118in">
          <text:p/>
        </draw:line>
        <draw:line draw:style-name="gr3" draw:text-style-name="P62" svg:x1="3.5437in" svg:y1="10.8327in" svg:x2="3.5445in" svg:y2="11.4063in">
          <text:p/>
        </draw:line>
        <draw:line draw:style-name="gr3" draw:text-style-name="P62" svg:x1="7.5984in" svg:y1="10.8327in" svg:x2="7.6in" svg:y2="11.4118in">
          <text:p/>
        </draw:line>
        <draw:line draw:style-name="gr4" draw:text-style-name="P62" svg:x1="0.7909in" svg:y1="11.0236in" svg:x2="3.5362in" svg:y2="11.0244in">
          <text:p/>
        </draw:line>
        <draw:line draw:style-name="gr3" draw:text-style-name="P62" svg:x1="0.7909in" svg:y1="11.2209in" svg:x2="3.5362in" svg:y2="11.2209in">
          <text:p/>
        </draw:line>
        <draw:line draw:style-name="gr4" draw:text-style-name="P62" svg:x1="7.6035in" svg:y1="11.0264in" svg:x2="7.989in" svg:y2="11.0264in">
          <text:p/>
        </draw:line>
        <draw:frame draw:style-name="gr5" draw:text-style-name="P71" svg:width="0.3598in" svg:height="0.1717in" svg:x="0.8067in" svg:y="11.2283in">
          <draw:text-box>
            <text:p text:style-name="P70"><text:span text:style-name="T26">Изм.</text:span></text:p>
          </draw:text-box>
        </draw:frame>
        <draw:frame draw:style-name="gr5" draw:text-style-name="P71" svg:width="0.3606in" svg:height="0.1717in" svg:x="1.1965in" svg:y="11.2283in">
          <draw:text-box>
            <text:p text:style-name="P70"><text:span text:style-name="T26">Лист</text:span></text:p>
          </draw:text-box>
        </draw:frame>
        <draw:frame draw:style-name="gr5" draw:text-style-name="P71" svg:width="0.9268in" svg:height="0.1717in" svg:x="1.6039in" svg:y="11.2283in">
          <draw:text-box>
            <text:p text:style-name="P70"><text:span text:style-name="T26">№ </text:span><text:span text:style-name="T26">докум.</text:span></text:p>
          </draw:text-box>
        </draw:frame>
        <draw:frame draw:style-name="gr5" draw:text-style-name="P73" svg:width="0.5524in" svg:height="0.1717in" svg:x="2.5819in" svg:y="11.2283in">
          <draw:text-box>
            <text:p text:style-name="P72"><text:span text:style-name="T27">Подпись</text:span></text:p>
          </draw:text-box>
        </draw:frame>
        <draw:frame draw:style-name="gr5" draw:text-style-name="P71" svg:width="0.3598in" svg:height="0.1717in" svg:x="3.1665in" svg:y="11.2283in">
          <draw:text-box>
            <text:p text:style-name="P70"><text:span text:style-name="T26">Дата</text:span></text:p>
          </draw:text-box>
        </draw:frame>
        <draw:frame draw:style-name="gr5" draw:text-style-name="P71" svg:width="0.3606in" svg:height="0.1717in" svg:x="7.6138in" svg:y="10.8476in">
          <draw:text-box>
            <text:p text:style-name="P70"><text:span text:style-name="T26">Лист</text:span></text:p>
          </draw:text-box>
        </draw:frame>
        <draw:frame draw:style-name="gr5" draw:text-style-name="P71" svg:width="0.3606in" svg:height="0.2358in" svg:x="7.6138in" svg:y="11.1028in">
          <draw:text-box>
            <text:p text:style-name="P70"><text:span text:style-name="T28">7</text:span></text:p>
          </draw:text-box>
        </draw:frame>
        <draw:frame draw:style-name="gr5" draw:text-style-name="P71" svg:width="3.9898in" svg:height="0.2657in" svg:x="3.5772in" svg:y="10.9846in">
          <draw:text-box>
            <text:p text:style-name="P70"><text:span text:style-name="T29">КР-НРТК- (3ИС-2С)</text:span></text:p>
          </draw:text-box>
        </draw:frame>
      </draw:g>
      <text:p text:style-name="P31">МИНИСТЕРСТВО ОБРАЗОВАНИЯ НИЖЕГОРОДСКОЙ ОБЛАСТИ</text:p>
      <text:p text:style-name="P31">Государственное бюджетное <text:span text:style-name="T12">профессиональное </text:span>образовательное учреждение </text:p>
      <text:p text:style-name="P31"/>
      <text:p text:style-name="P31">НИЖЕГОРОДСКИЙ <text:span text:style-name="T13">РАДИОТЕХНИЧЕСКИЙ КОЛЛЕДЖ</text:span></text:p>
      <text:p text:style-name="P26"/>
      <text:p text:style-name="P26"/>
      <text:p text:style-name="P26"/>
      <text:p text:style-name="P26"/>
      <text:p text:style-name="P27">Специальность 09.02.04 Информационные системы (по отраслям)</text:p>
      <text:p text:style-name="P28">(базовая подготовка)</text:p>
      <text:p text:style-name="P26"/>
      <text:p text:style-name="P26"/>
      <text:p text:style-name="P34">КУРСОВ<text:span text:style-name="T14">АЯ РАБОТА</text:span></text:p>
      <text:p text:style-name="P34"/>
      <text:p text:style-name="P32"><text:span text:style-name="T4">Э</text:span><text:span text:style-name="T3">кономика организации</text:span></text:p>
      <text:p text:style-name="P33"/>
      <text:p text:style-name="P31"><text:span text:style-name="T3">Тема: «</text:span><text:span text:style-name="T15">_________________________</text:span>»</text:p>
      <text:p text:style-name="P26"/>
      <text:p text:style-name="P25"/>
      <text:p text:style-name="P26"/>
      <text:p text:style-name="P30"/>
      <text:p text:style-name="P30"/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1">Выполнил студент</text:p>
            <text:p text:style-name="P51">группы</text:p>
            <text:p text:style-name="P51"/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2">3Ис-13-2с</text:p>
                </table:table-cell>
              </table:table-row>
            </table:table>
            <text:p text:style-name="P53">Старостьянц А.М.</text:p>
          </table:table-cell>
          <table:table-cell table:style-name="Таблица1.A1" office:value-type="string">
            <text:p text:style-name="P51"/>
          </table:table-cell>
          <table:table-cell table:style-name="Таблица1.A1" office:value-type="string">
            <text:p text:style-name="P51">Проверил преподаватель</text:p>
            <text:p text:style-name="P52">Ксенофонтова Т.Г.</text:p>
            <text:p text:style-name="P51"/>
            <text:p text:style-name="P51">Проект защищен с оценкой</text:p>
            <text:p text:style-name="P51">_______________________</text:p>
            <text:p text:style-name="P51">Дата защиты____________</text:p>
            <text:p text:style-name="P51">Подпись________________</text:p>
          </table:table-cell>
        </table:table-row>
      </table:table>
      <text:p text:style-name="P35"/>
      <text:p text:style-name="P37"/>
      <text:p text:style-name="P37"/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29">201<text:span text:style-name="T11">5 </text:span>г.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60"><text:a xlink:type="simple" xlink:href="#__RefHeading__753_1503328234" text:style-name="Index_20_Link" text:visited-style-name="Index_20_Link">1. Введение<text:tab/>1</text:a></text:p>
          <text:p text:style-name="P57"><text:a xlink:type="simple" xlink:href="#__RefHeading__759_1503328234" text:style-name="Index_20_Link" text:visited-style-name="Index_20_Link">1.1 Что такое бизнес-план<text:tab/>1</text:a></text:p>
          <text:p text:style-name="P57"><text:a xlink:type="simple" xlink:href="#__RefHeading__761_1503328234" text:style-name="Index_20_Link" text:visited-style-name="Index_20_Link">1.2 Цели составление бизнес-плана<text:tab/>1</text:a></text:p>
          <text:p text:style-name="P57"><text:a xlink:type="simple" xlink:href="#__RefHeading__763_1503328234" text:style-name="Index_20_Link" text:visited-style-name="Index_20_Link">1.3 Содержание бизнес-плана<text:tab/>1</text:a></text:p>
          <text:p text:style-name="P60"><text:a xlink:type="simple" xlink:href="#__RefHeading__869_1503328234" text:style-name="Index_20_Link" text:visited-style-name="Index_20_Link">2. Режим работы<text:tab/>2</text:a></text:p>
          <text:p text:style-name="P60"><text:a xlink:type="simple" xlink:href="#__RefHeading__876_1503328234" text:style-name="Index_20_Link" text:visited-style-name="Index_20_Link">3. Расчет количества оборудования и рабочих мест<text:tab/>3</text:a></text:p>
          <text:p text:style-name="P57"><text:a xlink:type="simple" xlink:href="#__RefHeading__1137_1503328234" text:style-name="Index_20_Link" text:visited-style-name="Index_20_Link">3.1 Расчет расчетного количества оборудования<text:tab/>3</text:a></text:p>
          <text:p text:style-name="P57"><text:a xlink:type="simple" xlink:href="#__RefHeading__1139_1503328234" text:style-name="Index_20_Link" text:visited-style-name="Index_20_Link">3.2 Расчет принятого количества оборудования<text:tab/>3</text:a></text:p>
          <text:p text:style-name="P57"><text:a xlink:type="simple" xlink:href="#__RefHeading__1141_1503328234" text:style-name="Index_20_Link" text:visited-style-name="Index_20_Link">3.3 Расчет процента загрузки<text:tab/>3</text:a></text:p>
          <text:p text:style-name="P57"><text:a xlink:type="simple" xlink:href="#__RefHeading__1143_1503328234" text:style-name="Index_20_Link" text:visited-style-name="Index_20_Link">3.4 Расчет производственной мощности<text:tab/>3</text:a></text:p>
          <text:p text:style-name="P60"><text:a xlink:type="simple" xlink:href="#__RefHeading__1145_1503328234" text:style-name="Index_20_Link" text:visited-style-name="Index_20_Link">4. Расчет заработной платы<text:tab/>4</text:a></text:p>
          <text:p text:style-name="P57"><text:a xlink:type="simple" xlink:href="#__RefHeading__1147_1503328234" text:style-name="Index_20_Link" text:visited-style-name="Index_20_Link">4.1 Расчет заработной платы рабочих-повременщиков<text:tab/>4</text:a></text:p>
          <text:p text:style-name="P57"><text:a xlink:type="simple" xlink:href="#__RefHeading__1149_1503328234" text:style-name="Index_20_Link" text:visited-style-name="Index_20_Link">4.2 Расчет заработной платы рабочих-сдельщиков<text:tab/>4</text:a></text:p>
          <text:p text:style-name="P60"><text:a xlink:type="simple" xlink:href="#__RefHeading__1040_928131005" text:style-name="Index_20_Link" text:visited-style-name="Index_20_Link">5. Расчет налогов от фонда заработной платы<text:tab/>5</text:a></text:p>
          <text:p text:style-name="P60"><text:a xlink:type="simple" xlink:href="#__RefHeading__1042_928131005" text:style-name="Index_20_Link" text:visited-style-name="Index_20_Link">6. Расчет стоимости потребленной электроэнергии<text:tab/>5</text:a></text:p>
          <text:p text:style-name="P60"><text:a xlink:type="simple" xlink:href="#__RefHeading__1044_928131005" text:style-name="Index_20_Link" text:visited-style-name="Index_20_Link">7. Расчет стоимости аренды<text:tab/>5</text:a></text:p>
          <text:p text:style-name="P60"><text:a xlink:type="simple" xlink:href="#__RefHeading__1046_928131005" text:style-name="Index_20_Link" text:visited-style-name="Index_20_Link">8. Расчет суммы процентов, выплачиваемых за кредит банку<text:tab/>5</text:a></text:p>
        </text:index-body>
      </text:table-of-content>
      <text:p text:style-name="P24"/>
      <text:h text:style-name="P54" text:outline-level="1"><text:bookmark-start text:name="__RefHeading__753_1503328234"/><text:span text:style-name="T1">1. </text:span>Введение<text:bookmark-end text:name="__RefHeading__753_1503328234"/></text:h>
      <text:h text:style-name="P58" text:outline-level="2"><text:bookmark-start text:name="__RefHeading__759_1503328234"/>1.1 Что такое бизнес-план<text:bookmark-end text:name="__RefHeading__759_1503328234"/></text:h>
      <text:p text:style-name="P8"><text:span text:style-name="T5">Бизнес-план</text:span> — план, программа осуществления бизнес-операций, действий фирмы, содержащая сведения о фирме, товаре, его производстве, рынках сбыта, маркетинге, организации операций и их эффективности.</text:p>
      <text:p text:style-name="P8">Бизнес-план — краткое, точное, доступное и понятное описание предполагаемого бизнеса, важнейший инструмент при рассмотрении большого количества различных ситуаций, позволяющий выбрать наиболее перспективный желаемый результат и определить средства для его достижения. Бизнес-план является документом, позволяющим управлять бизнесом, поэтому его можно представить как неотъемлемый элемент стратегического планирования и как руководство для исполнения и контроля. Важно рассматривать бизнес-план как сам процесс планирования и инструмент внутрифирменного управления.</text:p>
      <text:h text:style-name="Heading_20_2" text:outline-level="2"><text:bookmark-start text:name="__RefHeading__761_1503328234"/><text:span text:style-name="T1">1.2 </text:span>Цели составление бизнес-плана<text:bookmark-end text:name="__RefHeading__761_1503328234"/></text:h>
      <text:p text:style-name="P9">Бизнес-план служит двум основным <text:span text:style-name="T2">целям</text:span>:</text:p>
      <text:list xml:id="list1518434998963532666" text:style-name="L70">
        <text:list-item>
          <text:p text:style-name="P43">Он даёт инвестору ответ на вопрос, стоит ли вкладывать средства в данный инвестиционный проект.</text:p>
        </text:list-item>
        <text:list-item>
          <text:p text:style-name="P44">Служит источником информации для лиц, непосредственно реализующих проект.</text:p>
        </text:list-item>
      </text:list>
      <text:h text:style-name="Heading_20_2" text:outline-level="2"><text:bookmark-start text:name="__RefHeading__763_1503328234"/>1.3 Содержание бизнес-плана<text:bookmark-end text:name="__RefHeading__763_1503328234"/></text:h>
      <text:list xml:id="list2763543840551684985" text:style-name="L71">
        <text:list-item>
          <text:p text:style-name="P45">Резюме бизнес-плана (краткая аннотация) </text:p>
        </text:list-item>
        <text:list-item>
          <text:p text:style-name="P45">Цели и задачи проекта </text:p>
        </text:list-item>
        <text:list-item>
          <text:p text:style-name="P45">Описание компании </text:p>
        </text:list-item>
        <text:list-item>
          <text:p text:style-name="P45">Анализ отрасли и тенденций её развития </text:p>
        </text:list-item>
        <text:list-item>
          <text:p text:style-name="P45">Целевой рынок </text:p>
        </text:list-item>
        <text:list-item>
          <text:p text:style-name="P45">Конкуренция </text:p>
        </text:list-item>
        <text:list-item>
          <text:p text:style-name="P45">Стратегическая позиция и оценка рисков </text:p>
        </text:list-item>
        <text:list-item>
          <text:p text:style-name="P45">План маркетинга и стратегия продаж </text:p>
        </text:list-item>
        <text:list-item>
          <text:p text:style-name="P45">Операционная деятельность </text:p>
        </text:list-item>
        <text:list-item>
          <text:p text:style-name="P45"><text:s/>Технологический план </text:p>
        </text:list-item>
        <text:list-item>
          <text:p text:style-name="P45"><text:s/>Организационный план </text:p>
        </text:list-item>
        <text:list-item>
          <text:p text:style-name="P45"><text:s/>План персонала </text:p>
        </text:list-item>
        <text:list-item>
          <text:p text:style-name="P45"><text:s/>Финансовый план </text:p>
        </text:list-item>
        <text:list-item>
          <text:p text:style-name="P46"><text:s/>Социальная и экологическая ответственность </text:p>
        </text:list-item>
        <text:list-item>
          <text:p text:style-name="P46"><text:s/>Условия выхода из бизнеса</text:p>
        </text:list-item>
      </text:list>
      <text:h text:style-name="P55" text:outline-level="1"><text:bookmark-start text:name="__RefHeading__869_1503328234"/>2. Режим работы<text:bookmark-end text:name="__RefHeading__869_150332823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1. Календарный фонд времени, КФВ (дни)</text:p>
          </table:table-cell>
          <table:table-cell table:style-name="Table2.B1" office:value-type="string">
            <text:p text:style-name="P14">31</text:p>
          </table:table-cell>
        </table:table-row>
        <table:table-row>
          <table:table-cell table:style-name="Table2.A2" office:value-type="string">
            <text:p text:style-name="P14">2. Нерабочих дней (дни)</text:p>
          </table:table-cell>
          <table:table-cell table:style-name="Table2.B2" office:value-type="string">
            <text:p text:style-name="P14">9</text:p>
          </table:table-cell>
        </table:table-row>
        <table:table-row>
          <table:table-cell table:style-name="Table2.A2" office:value-type="string">
            <text:p text:style-name="P14">3. Номинальный фонд времени, НФВ (дни)</text:p>
          </table:table-cell>
          <table:table-cell table:style-name="Table2.B2" office:value-type="string">
            <text:p text:style-name="P14">22</text:p>
          </table:table-cell>
        </table:table-row>
        <table:table-row>
          <table:table-cell table:style-name="Table2.A2" office:value-type="string">
            <text:p text:style-name="P14">4. Неявки на работу (дни)</text:p>
          </table:table-cell>
          <table:table-cell table:style-name="Table2.B2" office:value-type="string">
            <text:p text:style-name="Table_20_Contents">2,64</text:p>
          </table:table-cell>
        </table:table-row>
        <table:table-row>
          <table:table-cell table:style-name="Table2.A2" office:value-type="string">
            <text:p text:style-name="Table_20_Contents">5. Рабочих дней <text:span text:style-name="T6">(дни)</text:span></text:p>
          </table:table-cell>
          <table:table-cell table:style-name="Table2.B2" office:value-type="string">
            <text:p text:style-name="Table_20_Contents">19,36</text:p>
          </table:table-cell>
        </table:table-row>
        <table:table-row>
          <table:table-cell table:style-name="Table2.A2" office:value-type="string">
            <text:p text:style-name="Table_20_Contents">6. Потери рабочего времени <text:span text:style-name="T6">(часы)</text:span></text:p>
          </table:table-cell>
          <table:table-cell table:style-name="Table2.B2" office:value-type="string">
            <text:p text:style-name="Table_20_Contents">0,41</text:p>
          </table:table-cell>
        </table:table-row>
        <table:table-row>
          <table:table-cell table:style-name="Table2.A2" office:value-type="string">
            <text:p text:style-name="Table_20_Contents">7. Нормированная продолжительность <text:span text:style-name="T6">(часы)</text:span></text:p>
          </table:table-cell>
          <table:table-cell table:style-name="Table2.B2" office:value-type="string">
            <text:p text:style-name="Table_20_Contents">8</text:p>
          </table:table-cell>
        </table:table-row>
        <table:table-row>
          <table:table-cell table:style-name="Table2.A2" office:value-type="string">
            <text:p text:style-name="Table_20_Contents">8. Средняя продолжительность <text:span text:style-name="T6">(часы)</text:span></text:p>
          </table:table-cell>
          <table:table-cell table:style-name="Table2.B2" office:value-type="string">
            <text:p text:style-name="Table_20_Contents">7,59</text:p>
          </table:table-cell>
        </table:table-row>
        <table:table-row>
          <table:table-cell table:style-name="Table2.A2" office:value-type="string">
            <text:p text:style-name="Table_20_Contents">9. Эффективный фонд времени, Ф<text:span text:style-name="T7">эфф </text:span><text:span text:style-name="T9">(часы)</text:span></text:p>
          </table:table-cell>
          <table:table-cell table:style-name="Table2.B2" office:value-type="string">
            <text:p text:style-name="P14">146,94</text:p>
          </table:table-cell>
        </table:table-row>
      </table:table>
      <text:p text:style-name="P3"/>
      <text:p text:style-name="P4"><draw:frame draw:style-name="fr1" draw:name="Object3" text:anchor-type="as-char" svg:y="-0.152in" svg:width="2.9807in" svg:height="0.1992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1" draw:name="Object2" text:anchor-type="as-char" svg:y="-0.152in" svg:width="4.3728in" svg:height="0.1992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1"><draw:frame draw:style-name="fr1" draw:name="Object1" text:anchor-type="as-char" svg:y="-0.152in" svg:width="6.048in" svg:height="0.1992in" draw:z-index="2"><draw:object xlink:href="./Object 1" xlink:type="simple" xlink:show="embed" xlink:actuate="onLoad"/><draw:image xlink:href="./ObjectReplacements/Object 1" xlink:type="simple" xlink:show="embed" xlink:actuate="onLoad"/></draw:frame></text:p>
      <text:h text:style-name="P56" text:outline-level="1"><text:bookmark-start text:name="__RefHeading__876_1503328234"/>3. Расчет количества оборудования и рабочих мест<text:bookmark-end text:name="__RefHeading__876_1503328234"/></text:h>
      <text:h text:style-name="P59" text:outline-level="2"><text:bookmark-start text:name="__RefHeading__1137_1503328234"/>3.1 Расчет расчетного количества оборудования<text:bookmark-end text:name="__RefHeading__1137_1503328234"/></text:h>
      <text:p text:style-name="P5"><draw:frame draw:style-name="fr1" draw:name="Object4" text:anchor-type="as-char" svg:y="-0.2693in" svg:width="2.6791in" svg:height="0.4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<draw:frame draw:style-name="fr1" draw:name="Object5" text:anchor-type="as-char" svg:y="-0.2693in" svg:width="2.6827in" svg:height="0.443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"><draw:frame draw:style-name="fr1" draw:name="Object6" text:anchor-type="as-char" svg:y="-0.2693in" svg:width="2.6819in" svg:height="0.443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><draw:frame draw:style-name="fr1" draw:name="Object7" text:anchor-type="as-char" svg:y="-0.2693in" svg:width="2.6819in" svg:height="0.443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6"><draw:frame draw:style-name="fr1" draw:name="Object8" text:anchor-type="as-char" svg:y="-0.2693in" svg:width="2.6835in" svg:height="0.443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h text:style-name="P59" text:outline-level="2"><text:bookmark-start text:name="__RefHeading__1139_1503328234"/>3.2 Расчет принятого количества оборудования<text:bookmark-end text:name="__RefHeading__1139_1503328234"/></text:h>
      <text:p text:style-name="P6"><draw:frame draw:style-name="fr1" draw:name="Object9" text:anchor-type="as-char" svg:y="-0.1484in" svg:width="1.3744in" svg:height="0.2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6"><draw:frame draw:style-name="fr1" draw:name="Object10" text:anchor-type="as-char" svg:y="-0.1484in" svg:width="1.3756in" svg:height="0.209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6"><draw:frame draw:style-name="fr1" draw:name="Object11" text:anchor-type="as-char" svg:y="-0.1484in" svg:width="1.3783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"><draw:frame draw:style-name="fr1" draw:name="Object12" text:anchor-type="as-char" svg:y="-0.1484in" svg:width="1.3854in" svg:height="0.2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h text:style-name="Heading_20_2" text:outline-level="2"><text:bookmark-start text:name="__RefHeading__1141_1503328234"/>3.3 Расчет процента загрузки<text:bookmark-end text:name="__RefHeading__1141_1503328234"/></text:h>
      <text:p text:style-name="P3"><draw:frame draw:style-name="fr1" draw:name="Object13" text:anchor-type="as-char" svg:y="-0.2693in" svg:width="1.8008in" svg:height="0.4437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draw:frame draw:style-name="fr1" draw:name="Object14" text:anchor-type="as-char" svg:y="-0.2693in" svg:width="1.8035in" svg:height="0.4437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"><draw:frame draw:style-name="fr1" draw:name="Object15" text:anchor-type="as-char" svg:y="-0.2693in" svg:width="1.9319in" svg:height="0.4437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"><draw:frame draw:style-name="fr1" draw:name="Object16" text:anchor-type="as-char" svg:y="-0.2693in" svg:width="1.9382in" svg:height="0.4437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h text:style-name="Heading_20_2" text:outline-level="2"><text:bookmark-start text:name="__RefHeading__1143_1503328234"/>3.4 Расчет производственной мощности<text:bookmark-end text:name="__RefHeading__1143_1503328234"/></text:h>
      <text:p text:style-name="P2"><draw:frame draw:style-name="fr1" draw:name="Object17" text:anchor-type="as-char" svg:y="-0.2693in" svg:width="4.311in" svg:height="0.4429in" draw:z-index="16"><draw:object xlink:href="./Object 17" xlink:type="simple" xlink:show="embed" xlink:actuate="onLoad"/><draw:image xlink:href="./ObjectReplacements/Object 17" xlink:type="simple" xlink:show="embed" xlink:actuate="onLoad"/></draw:frame></text:p>
      <text:h text:style-name="P54" text:outline-level="1"><text:bookmark-start text:name="__RefHeading__1145_1503328234"/>4. Расчет заработной платы<text:bookmark-end text:name="__RefHeading__1145_1503328234"/></text:h>
      <text:p text:style-name="P10">Тарифная ставка I-го разряда: <draw:frame draw:style-name="fr1" draw:name="Object20" text:anchor-type="as-char" svg:y="-0.2437in" svg:width="1.7925in" svg:height="0.3929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2">Количество вспомогательных рабочих: <draw:frame draw:style-name="fr1" draw:name="Object24" text:anchor-type="as-char" svg:y="-0.1591in" svg:width="1.122in" svg:height="0.2307in" draw:z-index="20"><draw:object xlink:href="./Object 24" xlink:type="simple" xlink:show="embed" xlink:actuate="onLoad"/><draw:image xlink:href="./ObjectReplacements/Object 24" xlink:type="simple" xlink:show="embed" xlink:actuate="onLoad"/></draw:frame></text:p>
      <text:h text:style-name="Heading_20_2" text:outline-level="2"><text:bookmark-start text:name="__RefHeading__1147_1503328234"/>4.1 Расчет заработной платы рабочих-повременщиков<text:bookmark-end text:name="__RefHeading__1147_1503328234"/></text:h>
      <text:p text:style-name="P10"><draw:frame draw:style-name="fr1" draw:name="Object18" text:anchor-type="as-char" svg:y="-0.1484in" svg:width="3.8764in" svg:height="0.209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1"><draw:frame draw:style-name="fr1" draw:name="Object19" text:anchor-type="as-char" svg:y="-0.1484in" svg:width="4.0055in" svg:height="0.2098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2" text:outline-level="2"><text:bookmark-start text:name="__RefHeading__1149_1503328234"/>4.2 Расчет заработной платы рабочих-сдельщиков<text:bookmark-end text:name="__RefHeading__1149_1503328234"/></text:h>
      <text:p text:style-name="P38"><draw:frame draw:style-name="fr1" draw:name="Object25" text:anchor-type="as-char" svg:y="-0.2693in" svg:width="6.8543in" svg:height="0.4354in" draw:z-index="2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38"><draw:frame draw:style-name="fr1" draw:name="Object26" text:anchor-type="as-char" svg:y="-0.2693in" svg:width="6.8543in" svg:height="0.4339in" draw:z-index="2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P17">Тип работника</text:p>
          </table:table-cell>
          <table:table-cell table:style-name="Table3.A1" office:value-type="string">
            <text:p text:style-name="P17">Разряд</text:p>
          </table:table-cell>
          <table:table-cell table:style-name="Table3.A1" office:value-type="string">
            <text:p text:style-name="P17">Кол-во </text:p>
            <text:p text:style-name="P17">человек</text:p>
          </table:table-cell>
          <table:table-cell table:style-name="Table3.A1" office:value-type="string">
            <text:p text:style-name="P17">Т,<text:span text:style-name="T8"> </text:span></text:p>
            <text:p text:style-name="P22">(руб)</text:p>
          </table:table-cell>
          <table:table-cell table:style-name="Table3.A1" office:value-type="string">
            <text:p text:style-name="P17">ЗП, (руб)</text:p>
          </table:table-cell>
          <table:table-cell table:style-name="Table3.F1" office:value-type="string">
            <text:p text:style-name="P18">Общая ЗП, (руб)</text:p>
          </table:table-cell>
        </table:table-row>
        <table:table-row>
          <table:table-cell table:style-name="Table3.A3" table:number-rows-spanned="2" office:value-type="string">
            <text:p text:style-name="P23">Повременщики</text:p>
          </table:table-cell>
          <table:table-cell table:style-name="Table3.B2" office:value-type="string">
            <text:p text:style-name="P16">4</text:p>
          </table:table-cell>
          <table:table-cell table:style-name="Table3.C2" office:value-type="string">
            <text:p text:style-name="P16">2</text:p>
          </table:table-cell>
          <table:table-cell table:style-name="Table3.D6" office:value-type="string">
            <text:p text:style-name="P16">74,6</text:p>
          </table:table-cell>
          <table:table-cell table:style-name="Table3.E2" office:value-type="string">
            <text:p text:style-name="P16">10 961,72</text:p>
          </table:table-cell>
          <table:table-cell table:style-name="Table3.F2" office:value-type="string">
            <text:p text:style-name="P20">21 923,44</text:p>
          </table:table-cell>
        </table:table-row>
        <table:table-row>
          <table:covered-table-cell/>
          <table:table-cell table:style-name="Table3.B3" office:value-type="string">
            <text:p text:style-name="P16">3</text:p>
          </table:table-cell>
          <table:table-cell table:style-name="Table3.C3" office:value-type="string">
            <text:p text:style-name="P16">3</text:p>
          </table:table-cell>
          <table:table-cell table:style-name="Table3.D6" office:value-type="string">
            <text:p text:style-name="P16">65,6</text:p>
          </table:table-cell>
          <table:table-cell table:style-name="Table3.E3" office:value-type="string">
            <text:p text:style-name="P16">9 646, 31</text:p>
          </table:table-cell>
          <table:table-cell table:style-name="Table3.F3" office:value-type="string">
            <text:p text:style-name="P20">28 938,93</text:p>
          </table:table-cell>
        </table:table-row>
        <table:table-row>
          <table:table-cell table:style-name="Table3.A5" table:number-rows-spanned="2" office:value-type="string">
            <text:p text:style-name="P23">Сдельщики</text:p>
          </table:table-cell>
          <table:table-cell table:style-name="Table3.B4" office:value-type="string">
            <text:p text:style-name="P16">6</text:p>
          </table:table-cell>
          <table:table-cell table:style-name="Table3.C4" office:value-type="string">
            <text:p text:style-name="P16">3</text:p>
          </table:table-cell>
          <table:table-cell table:style-name="Table3.D6" office:value-type="string">
            <text:p text:style-name="P16">101,8</text:p>
          </table:table-cell>
          <table:table-cell table:style-name="Table3.E4" office:value-type="string">
            <text:p text:style-name="P48">14 260</text:p>
          </table:table-cell>
          <table:table-cell table:style-name="Table3.F4" office:value-type="string">
            <text:p text:style-name="P48">42 780</text:p>
          </table:table-cell>
        </table:table-row>
        <table:table-row>
          <table:covered-table-cell/>
          <table:table-cell table:style-name="Table3.B5" office:value-type="string">
            <text:p text:style-name="P16">5</text:p>
          </table:table-cell>
          <table:table-cell table:style-name="Table3.C5" office:value-type="string">
            <text:p text:style-name="P16">6</text:p>
          </table:table-cell>
          <table:table-cell table:style-name="Table3.D6" office:value-type="string">
            <text:p text:style-name="P16">92,3</text:p>
          </table:table-cell>
          <table:table-cell table:style-name="Table3.E5" office:value-type="string">
            <text:p text:style-name="P48">12 460</text:p>
          </table:table-cell>
          <table:table-cell table:style-name="Table3.F5" office:value-type="string">
            <text:p text:style-name="P20">74 7<text:span text:style-name="T10">60</text:span></text:p>
          </table:table-cell>
        </table:table-row>
        <table:table-row>
          <table:table-cell table:style-name="Table3.A6" office:value-type="string">
            <text:p text:style-name="P23">Вспомогательные</text:p>
          </table:table-cell>
          <table:table-cell table:style-name="Table3.B6" office:value-type="string">
            <text:p text:style-name="P16">-</text:p>
          </table:table-cell>
          <table:table-cell table:style-name="Table3.C6" office:value-type="string">
            <text:p text:style-name="P16">3</text:p>
          </table:table-cell>
          <table:table-cell table:style-name="Table3.D6" office:value-type="string">
            <text:p text:style-name="P15">-</text:p>
          </table:table-cell>
          <table:table-cell table:style-name="Table3.E6" office:value-type="string">
            <text:p text:style-name="P16">5 965</text:p>
          </table:table-cell>
          <table:table-cell table:style-name="Table3.F6" office:value-type="string">
            <text:p text:style-name="P20">17 895</text:p>
          </table:table-cell>
        </table:table-row>
        <table:table-row>
          <table:table-cell table:style-name="Table3.A7" office:value-type="string">
            <text:p text:style-name="P23">Директор</text:p>
          </table:table-cell>
          <table:table-cell table:style-name="Table3.B7" office:value-type="string">
            <text:p text:style-name="P15">-</text:p>
          </table:table-cell>
          <table:table-cell table:style-name="Table3.C7" office:value-type="string">
            <text:p text:style-name="P16">1</text:p>
          </table:table-cell>
          <table:table-cell table:style-name="Table3.D7" office:value-type="string">
            <text:p text:style-name="P15">-</text:p>
          </table:table-cell>
          <table:table-cell table:style-name="Table3.E7" office:value-type="string">
            <text:p text:style-name="P16">20 000</text:p>
          </table:table-cell>
          <table:table-cell table:style-name="Table3.F7" office:value-type="string">
            <text:p text:style-name="P20">20 000</text:p>
          </table:table-cell>
        </table:table-row>
        <table:table-row>
          <table:table-cell table:style-name="Table3.A8" office:value-type="string">
            <text:p text:style-name="P19">Итого</text:p>
          </table:table-cell>
          <table:table-cell table:style-name="Table3.B8" office:value-type="string">
            <text:p text:style-name="P15">-</text:p>
          </table:table-cell>
          <table:table-cell table:style-name="Table3.C8" office:value-type="string">
            <text:p text:style-name="P16">-</text:p>
          </table:table-cell>
          <table:table-cell table:style-name="Table3.D8" office:value-type="string">
            <text:p text:style-name="P15">-</text:p>
          </table:table-cell>
          <table:table-cell table:style-name="Table3.E8" office:value-type="string">
            <text:p text:style-name="P16">73 294,61</text:p>
          </table:table-cell>
          <table:table-cell table:style-name="Table3.F8" office:value-type="string">
            <text:p text:style-name="P20">206 <text:span text:style-name="T10">297</text:span>,<text:span text:style-name="T10">3</text:span>7</text:p>
          </table:table-cell>
        </table:table-row>
      </table:table>
      <text:p text:style-name="Text_20_body"/>
      <text:h text:style-name="P54" text:outline-level="1"><text:bookmark-start text:name="__RefHeading__1040_928131005"/>5. Расчет налогов от фонда заработной платы<text:bookmark-end text:name="__RefHeading__1040_928131005"/></text:h>
      <text:p text:style-name="P39"><draw:frame draw:style-name="fr2" draw:name="Object21" text:anchor-type="as-char" svg:y="-0.152in" svg:width="1.4992in" svg:height="0.2134in" draw:z-index="23"><draw:object xlink:href="./Object 21" xlink:type="simple" xlink:show="embed" xlink:actuate="onLoad"/><draw:image xlink:href="./ObjectReplacements/Object 21" xlink:type="simple" xlink:show="embed" xlink:actuate="onLoad"/></draw:frame></text:p>
      <text:p text:style-name="P39"><draw:frame draw:style-name="fr2" draw:name="Object22" text:anchor-type="as-char" svg:y="-0.152in" svg:width="4.278in" svg:height="0.2134in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P39"><draw:frame draw:style-name="fr2" draw:name="Object23" text:anchor-type="as-char" svg:y="-0.152in" svg:width="3.3311in" svg:height="0.2008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9"><draw:frame draw:style-name="fr2" draw:name="Object27" text:anchor-type="as-char" svg:y="-0.152in" svg:width="2.5339in" svg:height="0.2008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9"><draw:frame draw:style-name="fr2" draw:name="Object28" text:anchor-type="as-char" svg:y="-0.152in" svg:width="2.5909in" svg:height="0.2134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1" text:outline-level="1"><text:bookmark-start text:name="__RefHeading__1042_928131005"/>6. Расчет стоимости потребленной электроэнергии<text:bookmark-end text:name="__RefHeading__1042_928131005"/></text:h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50">Наименование</text:p>
            <text:p text:style-name="P50">оборудования</text:p>
          </table:table-cell>
          <table:table-cell table:style-name="Table4.A1" office:value-type="string">
            <text:p text:style-name="P50">Количество</text:p>
            <text:p text:style-name="P50">оборудования, (шт)</text:p>
          </table:table-cell>
          <table:table-cell table:style-name="Table4.A1" office:value-type="string">
            <text:p text:style-name="P50">Потребляемая мощность единицы (кВт/ч)</text:p>
          </table:table-cell>
          <table:table-cell table:style-name="Table4.A1" office:value-type="string">
            <text:p text:style-name="P50">Время работы (час)</text:p>
          </table:table-cell>
          <table:table-cell table:style-name="Table4.E1" office:value-type="string">
            <text:p text:style-name="P50">Потребление электроэнергии (кВт/ч)</text:p>
          </table:table-cell>
        </table:table-row>
        <table:table-row>
          <table:table-cell table:style-name="Table4.D5" office:value-type="string">
            <text:p text:style-name="P49">Оборудование 1</text:p>
          </table:table-cell>
          <table:table-cell table:style-name="Table4.D5" office:value-type="string">
            <text:p text:style-name="P49">2</text:p>
          </table:table-cell>
          <table:table-cell table:style-name="Table4.D5" office:value-type="string">
            <text:p text:style-name="P49">2</text:p>
          </table:table-cell>
          <table:table-cell table:style-name="Table4.D5" office:value-type="string">
            <text:p text:style-name="P49">146,94</text:p>
          </table:table-cell>
          <table:table-cell table:style-name="Table4.E5" office:value-type="string">
            <text:p text:style-name="P49">587,76</text:p>
          </table:table-cell>
        </table:table-row>
        <table:table-row>
          <table:table-cell table:style-name="Table4.D5" office:value-type="string">
            <text:p text:style-name="P49">Оборудование 2</text:p>
          </table:table-cell>
          <table:table-cell table:style-name="Table4.D5" office:value-type="string">
            <text:p text:style-name="P49">3</text:p>
          </table:table-cell>
          <table:table-cell table:style-name="Table4.D5" office:value-type="string">
            <text:p text:style-name="P49">3</text:p>
          </table:table-cell>
          <table:table-cell table:style-name="Table4.D5" office:value-type="string">
            <text:p text:style-name="P49">146,94</text:p>
          </table:table-cell>
          <table:table-cell table:style-name="Table4.E5" office:value-type="string">
            <text:p text:style-name="P49">1322,46</text:p>
          </table:table-cell>
        </table:table-row>
        <table:table-row>
          <table:table-cell table:style-name="Table4.D5" office:value-type="string">
            <text:p text:style-name="P49">Оборудование 3</text:p>
          </table:table-cell>
          <table:table-cell table:style-name="Table4.D5" office:value-type="string">
            <text:p text:style-name="P49">3</text:p>
          </table:table-cell>
          <table:table-cell table:style-name="Table4.D5" office:value-type="string">
            <text:p text:style-name="P49">3</text:p>
          </table:table-cell>
          <table:table-cell table:style-name="Table4.D5" office:value-type="string">
            <text:p text:style-name="P49">146,94</text:p>
          </table:table-cell>
          <table:table-cell table:style-name="Table4.E5" office:value-type="string">
            <text:p text:style-name="P49">1322,46</text:p>
          </table:table-cell>
        </table:table-row>
        <table:table-row table:style-name="Table4.5">
          <table:table-cell table:style-name="Table4.D5" office:value-type="string">
            <text:p text:style-name="P49">Оборудование 4</text:p>
          </table:table-cell>
          <table:table-cell table:style-name="Table4.D5" office:value-type="string">
            <text:p text:style-name="P49">6</text:p>
          </table:table-cell>
          <table:table-cell table:style-name="Table4.D5" office:value-type="string">
            <text:p text:style-name="P49">2</text:p>
          </table:table-cell>
          <table:table-cell table:style-name="Table4.D5" office:value-type="string">
            <text:p text:style-name="P49">146,94</text:p>
          </table:table-cell>
          <table:table-cell table:style-name="Table4.E5" office:value-type="string">
            <text:p text:style-name="P49">1763,28</text:p>
          </table:table-cell>
        </table:table-row>
      </table:table>
      <text:p text:style-name="P40"/>
      <text:p text:style-name="P40"><draw:frame draw:style-name="fr2" draw:name="Object29" text:anchor-type="as-char" svg:y="-0.152in" svg:width="2.4256in" svg:height="0.1992in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40"><draw:frame draw:style-name="fr2" draw:name="Object30" text:anchor-type="as-char" svg:y="-0.152in" svg:width="4.3752in" svg:height="0.2008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40"><draw:frame draw:style-name="fr2" draw:name="Object31" text:anchor-type="as-char" svg:y="-0.152in" svg:width="4.1398in" svg:height="0.2008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h text:style-name="Heading_20_1" text:outline-level="1"><text:bookmark-start text:name="__RefHeading__1044_928131005"/>7. Расчет стоимости аренды<text:bookmark-end text:name="__RefHeading__1044_928131005"/></text:h>
      <text:p text:style-name="P41"><draw:frame draw:style-name="fr2" draw:name="Object32" text:anchor-type="as-char" svg:y="-0.152in" svg:width="3.3835in" svg:height="0.2134in" draw:z-index="31"><draw:object xlink:href="./Object 32" xlink:type="simple" xlink:show="embed" xlink:actuate="onLoad"/><draw:image xlink:href="./ObjectReplacements/Object 32" xlink:type="simple" xlink:show="embed" xlink:actuate="onLoad"/></draw:frame></text:p>
      <text:h text:style-name="Heading_20_1" text:outline-level="1"><text:bookmark-start text:name="__RefHeading__1046_928131005"/>8. Расчет суммы процентов, выплачиваемых за кредит банку<text:bookmark-end text:name="__RefHeading__1046_928131005"/></text:h>
      <text:p text:style-name="P41"><draw:frame draw:style-name="fr2" draw:name="Object33" text:anchor-type="as-char" svg:y="-0.1701in" svg:width="4.3217in" svg:height="0.2311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41"><draw:frame draw:style-name="fr2" draw:name="Object34" text:anchor-type="as-char" svg:y="-0.152in" svg:width="5.2575in" svg:height="0.2134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41"><draw:frame draw:style-name="fr2" draw:name="Object35" text:anchor-type="as-char" svg:y="-0.152in" svg:width="5.4035in" svg:height="0.2134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1"><draw:frame draw:style-name="fr2" draw:name="Object36" text:anchor-type="as-char" svg:y="-0.152in" svg:width="5.411in" svg:height="0.2134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41"><draw:frame draw:style-name="fr2" draw:name="Object37" text:anchor-type="as-char" svg:y="-0.152in" svg:width="5.2717in" svg:height="0.2134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41"><draw:frame draw:style-name="fr2" draw:name="Object38" text:anchor-type="as-char" svg:y="-0.152in" svg:width="5.802in" svg:height="0.2134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47"><draw:frame draw:style-name="fr2" draw:name="Object39" text:anchor-type="as-char" svg:y="-0.1484in" svg:width="3.3398in" svg:height="0.2098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42"><draw:frame draw:style-name="fr2" draw:name="Object40" text:anchor-type="as-char" svg:y="-0.152in" svg:width="2.6752in" svg:height="0.2134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42"><draw:frame draw:style-name="fr2" draw:name="Object41" text:anchor-type="as-char" svg:y="-0.152in" svg:width="2.5472in" svg:height="0.2134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42"><draw:frame draw:style-name="fr2" draw:name="Object42" text:anchor-type="as-char" svg:y="-0.152in" svg:width="2.7772in" svg:height="0.2134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42"><draw:frame draw:style-name="fr2" draw:name="Object43" text:anchor-type="as-char" svg:y="-0.152in" svg:width="2.7902in" svg:height="0.2134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42"><draw:frame draw:style-name="fr2" draw:name="Object44" text:anchor-type="as-char" svg:y="-0.2811in" svg:width="2.0756in" svg:height="0.4492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2"/>
      <text:p text:style-name="P42"><draw:frame draw:style-name="fr2" draw:name="Object45" text:anchor-type="as-char" svg:y="-0.1701in" svg:width="4.2201in" svg:height="0.2283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42"><draw:frame draw:style-name="fr2" draw:name="Object46" text:anchor-type="as-char" svg:y="-0.2882in" svg:width="5.1799in" svg:height="0.4374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7874in" fo:margin-left="1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Starostyants</meta:initial-creator>
    <meta:creation-date>2015-10-27T12:28:12.663805113</meta:creation-date>
    <dc:date>2015-10-31T23:39:03.600412200</dc:date>
    <dc:creator>Artem Starostyants</dc:creator>
    <meta:editing-duration>PT7H24S</meta:editing-duration>
    <meta:editing-cycles>23</meta:editing-cycles>
    <meta:generator>LibreOffice/4.2.8.2$Linux_X86_64 LibreOffice_project/420m0$Build-2</meta:generator>
    <meta:printed-by>Artem Starostyants</meta:printed-by>
    <meta:print-date>2015-10-27T15:47:49.622558416</meta:print-date>
    <meta:document-statistic meta:table-count="5" meta:image-count="0" meta:object-count="46" meta:page-count="8" meta:paragraph-count="213" meta:word-count="563" meta:character-count="4036" meta:non-whitespace-character-count="3632"/>
  </office:meta>
</office:document-meta>
</file>

<file path=Object 1/content.xml><?xml version="1.0" encoding="utf-8"?>
<math xmlns="http://www.w3.org/1998/Math/MathML" display="block">
  <semantics>
    <mrow>
      <mrow>
        <mi mathvariant="italic">Фэфф</mi>
        <mo stretchy="false">=</mo>
        <mi mathvariant="italic">Ср</mi>
      </mrow>
      <mi>.</mi>
      <mrow>
        <mi mathvariant="italic">продолжительность</mi>
        <mo stretchy="false">×</mo>
        <mi mathvariant="italic">Число</mi>
      </mrow>
      <mi mathvariant="italic">рабочих</mi>
      <mrow>
        <mi mathvariant="italic">дней</mi>
        <mo stretchy="false">=</mo>
        <mrow>
          <mn>7,59</mn>
          <mo stretchy="false">×</mo>
          <mn>19,36</mn>
        </mrow>
        <mo stretchy="false">=</mo>
        <mn>146,94</mn>
      </mrow>
      <mrow>
        <mo fence="true" stretchy="false">(</mo>
        <mrow>
          <mi mathvariant="italic">часов</mi>
        </mrow>
        <mo fence="true" stretchy="false">)</mo>
      </mrow>
    </mrow>
    <annotation encoding="StarMath 5.0">Фэфф = Ср. продолжительность times Число рабочих дней = 7,59 times 19,36 = 146,94 (часов) </annotation>
  </semantics>
</math>
</file>

<file path=Object 10/content.xml><?xml version="1.0" encoding="utf-8"?>
<math xmlns="http://www.w3.org/1998/Math/MathML" display="block">
  <semantics>
    <mrow>
      <mrow>
        <msub>
          <mi mathvariant="normal">%</mi>
          <mn>1</mn>
        </msub>
        <mo stretchy="false">=</mo>
        <mrow>
          <mfrac>
            <msub>
              <mi>Q</mi>
              <mrow>
                <mi mathvariant="italic">расч</mi>
                <mn>.1</mn>
              </mrow>
            </msub>
            <msub>
              <mi>Q</mi>
              <mrow>
                <mi mathvariant="italic">прин</mi>
                <mn>.1</mn>
              </mrow>
            </msub>
          </mfrac>
          <mo stretchy="false">×</mo>
          <mn>100</mn>
        </mrow>
      </mrow>
      <mrow>
        <mtext>%</mtext>
        <mo stretchy="false">=</mo>
        <mn>70</mn>
      </mrow>
    </mrow>
    <annotation encoding="StarMath 5.0">%З_1 = {Q_расч.1} over {Q_прин.1} times 100"%" = 70  </annotation>
  </semantics>
</math>
</file>

<file path=Object 11/content.xml><?xml version="1.0" encoding="utf-8"?>
<math xmlns="http://www.w3.org/1998/Math/MathML" display="block">
  <semantics>
    <mrow>
      <msub>
        <mi>Q</mi>
        <mrow>
          <mi mathvariant="italic">прин</mi>
          <mn>.2</mn>
        </mrow>
      </msub>
      <mo stretchy="false">=</mo>
      <mrow>
        <mo fence="true" stretchy="false">⌈</mo>
        <mrow>
          <msub>
            <mi>Q</mi>
            <mrow>
              <mi mathvariant="italic">расч</mi>
              <mn>.2</mn>
            </mrow>
          </msub>
        </mrow>
        <mo fence="true" stretchy="false">⌉</mo>
      </mrow>
      <mo stretchy="false">=</mo>
      <mn>3</mn>
    </mrow>
    <annotation encoding="StarMath 5.0">Q_прин.2 = lceil Q_расч.2 rceil = 3</annotation>
  </semantics>
</math>
</file>

<file path=Object 12/content.xml><?xml version="1.0" encoding="utf-8"?>
<math xmlns="http://www.w3.org/1998/Math/MathML" display="block">
  <semantics>
    <mrow>
      <msub>
        <mi>Q</mi>
        <mrow>
          <mi mathvariant="italic">прин</mi>
          <mn>.3</mn>
        </mrow>
      </msub>
      <mo stretchy="false">=</mo>
      <mrow>
        <mo fence="true" stretchy="false">⌈</mo>
        <mrow>
          <msub>
            <mi>Q</mi>
            <mrow>
              <mi mathvariant="italic">расч</mi>
              <mn>.3</mn>
            </mrow>
          </msub>
        </mrow>
        <mo fence="true" stretchy="false">⌉</mo>
      </mrow>
      <mo stretchy="false">=</mo>
      <mn>3</mn>
    </mrow>
    <annotation encoding="StarMath 5.0">Q_прин.3 = lceil Q_расч.3 rceil = 3</annotation>
  </semantics>
</math>
</file>

<file path=Object 13/content.xml><?xml version="1.0" encoding="utf-8"?>
<math xmlns="http://www.w3.org/1998/Math/MathML" display="block">
  <semantics>
    <mrow>
      <msub>
        <mi>Q</mi>
        <mrow>
          <mi mathvariant="italic">прин</mi>
          <mn>.4</mn>
        </mrow>
      </msub>
      <mo stretchy="false">=</mo>
      <mrow>
        <mo fence="true" stretchy="false">⌈</mo>
        <mrow>
          <msub>
            <mi>Q</mi>
            <mrow>
              <mi mathvariant="italic">расч</mi>
              <mn>.4</mn>
            </mrow>
          </msub>
        </mrow>
        <mo fence="true" stretchy="false">⌉</mo>
      </mrow>
      <mo stretchy="false">=</mo>
      <mn>6</mn>
    </mrow>
    <annotation encoding="StarMath 5.0">Q_прин.4 = lceil Q_расч.4 rceil = 6</annotation>
  </semantics>
</math>
</file>

<file path=Object 14/content.xml><?xml version="1.0" encoding="utf-8"?>
<math xmlns="http://www.w3.org/1998/Math/MathML" display="block">
  <semantics>
    <mrow>
      <mrow>
        <msub>
          <mi mathvariant="normal">%</mi>
          <mn>2</mn>
        </msub>
        <mo stretchy="false">=</mo>
        <mrow>
          <mfrac>
            <msub>
              <mi>Q</mi>
              <mrow>
                <mi mathvariant="italic">расч</mi>
                <mn>.2</mn>
              </mrow>
            </msub>
            <msub>
              <mi>Q</mi>
              <mrow>
                <mi mathvariant="italic">прин</mi>
                <mn>.2</mn>
              </mrow>
            </msub>
          </mfrac>
          <mo stretchy="false">×</mo>
          <mn>100</mn>
        </mrow>
      </mrow>
      <mrow>
        <mtext>%</mtext>
        <mo stretchy="false">=</mo>
        <mn>95</mn>
      </mrow>
    </mrow>
    <annotation encoding="StarMath 5.0">%З_2 = {Q_расч.2} over {Q_прин.2} times 100"%" = 95  </annotation>
  </semantics>
</math>
</file>

<file path=Object 15/content.xml><?xml version="1.0" encoding="utf-8"?>
<math xmlns="http://www.w3.org/1998/Math/MathML" display="block">
  <semantics>
    <mrow>
      <mrow>
        <msub>
          <mi mathvariant="normal">%</mi>
          <mn>3</mn>
        </msub>
        <mo stretchy="false">=</mo>
        <mrow>
          <mfrac>
            <msub>
              <mi>Q</mi>
              <mrow>
                <mi mathvariant="italic">расч</mi>
                <mn>.3</mn>
              </mrow>
            </msub>
            <msub>
              <mi>Q</mi>
              <mrow>
                <mi mathvariant="italic">прин</mi>
                <mn>.3</mn>
              </mrow>
            </msub>
          </mfrac>
          <mo stretchy="false">×</mo>
          <mn>100</mn>
        </mrow>
      </mrow>
      <mrow>
        <mtext>%</mtext>
        <mo stretchy="false">=</mo>
        <mn>90,6</mn>
      </mrow>
    </mrow>
    <annotation encoding="StarMath 5.0">%З_3 = {Q_расч.3} over {Q_прин.3} times 100"%" = 90,6  </annotation>
  </semantics>
</math>
</file>

<file path=Object 16/content.xml><?xml version="1.0" encoding="utf-8"?>
<math xmlns="http://www.w3.org/1998/Math/MathML" display="block">
  <semantics>
    <mrow>
      <mrow>
        <msub>
          <mi mathvariant="normal">%</mi>
          <mn>4</mn>
        </msub>
        <mo stretchy="false">=</mo>
        <mrow>
          <mfrac>
            <msub>
              <mi>Q</mi>
              <mrow>
                <mi mathvariant="italic">расч</mi>
                <mn>.4</mn>
              </mrow>
            </msub>
            <msub>
              <mi>Q</mi>
              <mrow>
                <mi mathvariant="italic">прин</mi>
                <mn>.4</mn>
              </mrow>
            </msub>
          </mfrac>
          <mo stretchy="false">×</mo>
          <mn>100</mn>
        </mrow>
      </mrow>
      <mrow>
        <mtext>%</mtext>
        <mo stretchy="false">=</mo>
        <mn>91,8</mn>
      </mrow>
    </mrow>
    <annotation encoding="StarMath 5.0">%З_4 = {Q_расч.4} over {Q_прин.4} times 100"%" = 91,8  </annotation>
  </semantics>
</math>
</file>

<file path=Object 17/content.xml><?xml version="1.0" encoding="utf-8"?>
<math xmlns="http://www.w3.org/1998/Math/MathML" display="block">
  <semantics>
    <mrow>
      <mi mathvariant="italic">ПМ</mi>
      <mo stretchy="false">=</mo>
      <mfrac>
        <mrow>
          <msub>
            <mi>Ф</mi>
            <mi mathvariant="italic">эфф</mi>
          </msub>
          <mo stretchy="false">×</mo>
          <mn>60</mn>
          <mo stretchy="false">×</mo>
          <msub>
            <mi>Q</mi>
            <mi mathvariant="italic">общ</mi>
          </msub>
        </mrow>
        <mrow>
          <msub>
            <mi>t</mi>
            <mrow>
              <mi mathvariant="italic">шт</mi>
              <mn>1</mn>
            </mrow>
          </msub>
          <mo stretchy="false">+</mo>
          <msub>
            <mi>t</mi>
            <mrow>
              <mi mathvariant="italic">шт</mi>
              <mn>2</mn>
            </mrow>
          </msub>
          <mo stretchy="false">+</mo>
          <msub>
            <mi>t</mi>
            <mrow>
              <mi mathvariant="italic">шт</mi>
              <mn>3</mn>
            </mrow>
          </msub>
          <mo stretchy="false">+</mo>
          <msub>
            <mi>t</mi>
            <mrow>
              <mi mathvariant="italic">шт</mi>
              <mn>4</mn>
            </mrow>
          </msub>
        </mrow>
      </mfrac>
      <mo stretchy="false">=</mo>
      <mfrac>
        <mrow>
          <mn>146,93</mn>
          <mo stretchy="false">×</mo>
          <mn>60</mn>
          <mo stretchy="false">×</mo>
          <mrow>
            <mo fence="true" stretchy="false">(</mo>
            <mrow>
              <mrow>
                <mn>2</mn>
                <mo stretchy="false">+</mo>
                <mn>3</mn>
                <mo stretchy="false">+</mo>
                <mn>3</mn>
                <mo stretchy="false">+</mo>
                <mn>6</mn>
              </mrow>
            </mrow>
            <mo fence="true" stretchy="false">)</mo>
          </mrow>
        </mrow>
        <mrow>
          <mn>2,2</mn>
          <mo stretchy="false">+</mo>
          <mn>4,2</mn>
          <mo stretchy="false">+</mo>
          <mn>4</mn>
          <mo stretchy="false">+</mo>
          <mn>8,1</mn>
        </mrow>
      </mfrac>
      <mo stretchy="false">=</mo>
      <mn>6671</mn>
    </mrow>
    <annotation encoding="StarMath 5.0">ПМ={Ф_эфф times 60 times Q_общ} over {t_шт1 + t_шт2 + t_шт3 + t_шт4}={146,93 times 60 times (2+3+3+6)} over {2,2 + 4,2 + 4 + 8,1}=6671</annotation>
  </semantics>
</math>
</file>

<file path=Object 18/content.xml><?xml version="1.0" encoding="utf-8"?>
<math xmlns="http://www.w3.org/1998/Math/MathML" display="block">
  <semantics>
    <mrow>
      <mrow>
        <msub>
          <mi mathvariant="italic">ЗП</mi>
          <mrow>
            <mi mathvariant="italic">повр</mi>
            <mn>1</mn>
          </mrow>
        </msub>
        <mo stretchy="false">=</mo>
        <mrow>
          <msub>
            <mi>Ф</mi>
            <mi mathvariant="italic">эфф</mi>
          </msub>
          <mo stretchy="false">×</mo>
          <msub>
            <mi>T</mi>
            <mrow>
              <mi>ч</mi>
              <mo stretchy="false">/</mo>
              <mi mathvariant="italic">Iр</mi>
            </mrow>
          </msub>
          <mo stretchy="false">×</mo>
          <msub>
            <mi>T</mi>
            <mrow>
              <mi>к</mi>
              <mn>1</mn>
            </mrow>
          </msub>
        </mrow>
        <mo stretchy="false">=</mo>
        <mrow>
          <mn>146,94</mn>
          <mo stretchy="false">×</mo>
          <mn>37,3</mn>
          <mo stretchy="false">×</mo>
          <mn>2</mn>
        </mrow>
        <mo stretchy="false">=</mo>
        <mn>10</mn>
      </mrow>
      <mn>961,71</mn>
    </mrow>
    <annotation encoding="StarMath 5.0">ЗП_повр1=Ф_эфф times T_{ч/Iр} times T_к1=146,94 times 37,3 times 2=10 961,71  </annotation>
  </semantics>
</math>
</file>

<file path=Object 19/content.xml><?xml version="1.0" encoding="utf-8"?>
<math xmlns="http://www.w3.org/1998/Math/MathML" display="block">
  <semantics>
    <mrow>
      <mrow>
        <msub>
          <mi mathvariant="italic">ЗП</mi>
          <mrow>
            <mi mathvariant="italic">повр</mi>
            <mn>2</mn>
          </mrow>
        </msub>
        <mo stretchy="false">=</mo>
        <mrow>
          <msub>
            <mi>Ф</mi>
            <mi mathvariant="italic">эфф</mi>
          </msub>
          <mo stretchy="false">×</mo>
          <msub>
            <mi>T</mi>
            <mrow>
              <mi>ч</mi>
              <mo stretchy="false">/</mo>
              <mi mathvariant="italic">Iр</mi>
            </mrow>
          </msub>
          <mo stretchy="false">×</mo>
          <msub>
            <mi>T</mi>
            <mrow>
              <mi>к</mi>
              <mn>2</mn>
            </mrow>
          </msub>
        </mrow>
        <mo stretchy="false">=</mo>
        <mrow>
          <mn>146,94</mn>
          <mo stretchy="false">×</mo>
          <mn>37,3</mn>
          <mo stretchy="false">×</mo>
          <mn>1,76</mn>
        </mrow>
        <mo stretchy="false">=</mo>
        <mn>9</mn>
      </mrow>
      <mn>646,31</mn>
    </mrow>
    <annotation encoding="StarMath 5.0">ЗП_повр2=Ф_эфф times T_{ч/Iр} times T_к2=146,94 times 37,3 times 1,76=9 646,31</annotation>
  </semantics>
</math>
</file>

<file path=Object 2/content.xml><?xml version="1.0" encoding="utf-8"?>
<math xmlns="http://www.w3.org/1998/Math/MathML" display="block">
  <semantics>
    <mrow>
      <mi mathvariant="italic">Число</mi>
      <mi mathvariant="italic">рабочих</mi>
      <mrow>
        <mi mathvariant="italic">дней</mi>
        <mo stretchy="false">=</mo>
        <mi mathvariant="italic">НФВ</mi>
      </mrow>
      <mi>–</mi>
      <mrow>
        <mi mathvariant="italic">Неявки</mi>
        <mo stretchy="false">=</mo>
        <mn>22</mn>
      </mrow>
      <mi>–</mi>
      <mrow>
        <mn>2,64</mn>
        <mo stretchy="false">=</mo>
        <mn>19,</mn>
      </mrow>
      <mn>36</mn>
      <mrow>
        <mo fence="true" stretchy="false">(</mo>
        <mrow>
          <mi mathvariant="italic">дней</mi>
        </mrow>
        <mo fence="true" stretchy="false">)</mo>
      </mrow>
    </mrow>
    <annotation encoding="StarMath 5.0">Число рабочих дней = НФВ – Неявки = 22 – 2,64 = 19, 36 (дней)</annotation>
  </semantics>
</math>
</file>

<file path=Object 20/content.xml><?xml version="1.0" encoding="utf-8"?>
<math xmlns="http://www.w3.org/1998/Math/MathML" display="block">
  <semantics>
    <mrow>
      <mrow>
        <msub>
          <mi>Т</mi>
          <mrow>
            <mi>ч</mi>
            <mo stretchy="false">/</mo>
            <mi mathvariant="italic">Iр</mi>
          </mrow>
        </msub>
        <mo stretchy="false">=</mo>
        <mfrac>
          <mn>5965</mn>
          <mn>160</mn>
        </mfrac>
        <mo stretchy="false">=</mo>
        <mn>37,3</mn>
      </mrow>
      <mrow>
        <mo fence="true" stretchy="false">(</mo>
        <mrow>
          <mi mathvariant="italic">руб</mi>
        </mrow>
        <mo fence="true" stretchy="false">)</mo>
      </mrow>
    </mrow>
    <annotation encoding="StarMath 5.0">Т_{ч/Iр}= {5965} over {160} =37,3 (руб) </annotation>
  </semantics>
</math>
</file>

<file path=Object 21/content.xml><?xml version="1.0" encoding="utf-8"?>
<math xmlns="http://www.w3.org/1998/Math/MathML" display="block">
  <semantics>
    <mrow>
      <mrow>
        <msub>
          <mi mathvariant="italic">ЗП</mi>
          <mi mathvariant="italic">нач</mi>
        </msub>
        <mo stretchy="false">=</mo>
        <mn>20</mn>
      </mrow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нач=20 000 ( руб. )</annotation>
  </semantics>
</math>
</file>

<file path=Object 22/content.xml><?xml version="1.0" encoding="utf-8"?>
<math xmlns="http://www.w3.org/1998/Math/MathML" display="block">
  <semantics>
    <mrow>
      <mi mathvariant="italic">Станд</mi>
      <mi>.</mi>
      <mi mathvariant="italic">налог</mi>
      <mi>.</mi>
      <mrow>
        <mi mathvariant="italic">вычеты</mi>
        <mo stretchy="false">=</mo>
        <mrow>
          <mn>1400</mn>
          <mo stretchy="false">×</mo>
          <msub>
            <mi>N</mi>
            <mi mathvariant="italic">ижд</mi>
          </msub>
        </mrow>
        <mo stretchy="false">=</mo>
        <mrow>
          <mn>1400</mn>
          <mo stretchy="false">×</mo>
          <mn>2</mn>
        </mrow>
        <mo stretchy="false">=</mo>
        <mn>2800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Станд.налог.вычеты=1400 times N_ижд=1400 times 2 = 2800 ( руб. )</annotation>
  </semantics>
</math>
</file>

<file path=Object 23/content.xml><?xml version="1.0" encoding="utf-8"?>
<math xmlns="http://www.w3.org/1998/Math/MathML" display="block">
  <semantics>
    <mrow>
      <mi mathvariant="italic">Налогообл</mi>
      <mi>.</mi>
      <mrow>
        <mi mathvariant="italic">база</mi>
        <mo stretchy="false">=</mo>
        <mn>20</mn>
      </mrow>
      <mrow>
        <mrow>
          <mn>000</mn>
          <mo stretchy="false">−</mo>
          <mn>2800</mn>
        </mrow>
        <mo stretchy="false">=</mo>
        <mn>17</mn>
      </mrow>
      <mn>2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Налогообл.база=20 000 - 2800 = 17 200 ( руб. )</annotation>
  </semantics>
</math>
</file>

<file path=Object 24/content.xml><?xml version="1.0" encoding="utf-8"?>
<math xmlns="http://www.w3.org/1998/Math/MathML" display="block">
  <semantics>
    <mrow>
      <mrow>
        <mo fence="true" stretchy="true">⌈</mo>
        <mrow>
          <mrow>
            <msub>
              <mi>Q</mi>
              <mi mathvariant="italic">общ</mi>
            </msub>
            <mo stretchy="false">×</mo>
            <mn>0,12</mn>
          </mrow>
        </mrow>
        <mo fence="true" stretchy="true">⌉</mo>
      </mrow>
      <mo stretchy="false">=</mo>
      <mn>3</mn>
    </mrow>
    <annotation encoding="StarMath 5.0">left lceil Q_общ times 0,12 right rceil = 3</annotation>
  </semantics>
</math>
</file>

<file path=Object 25/content.xml><?xml version="1.0" encoding="utf-8"?>
<math xmlns="http://www.w3.org/1998/Math/MathML" display="block">
  <semantics>
    <mrow>
      <mrow>
        <msub>
          <mi mathvariant="italic">ЗП</mi>
          <mrow>
            <mi mathvariant="italic">сд</mi>
            <mn>2</mn>
          </mrow>
        </msub>
        <mo stretchy="false">=</mo>
        <mrow>
          <msub>
            <mi>Р</mi>
            <mrow>
              <mi mathvariant="italic">сд</mi>
              <mn>2</mn>
            </mrow>
          </msub>
          <mo stretchy="false">×</mo>
          <msub>
            <mi>N</mi>
            <mn>2</mn>
          </msub>
        </mrow>
        <mo stretchy="false">=</mo>
        <mrow>
          <mfrac>
            <msub>
              <mi>t</mi>
              <mrow>
                <mi mathvariant="italic">шт</mi>
                <mn>2</mn>
              </mrow>
            </msub>
            <mn>60</mn>
          </mfrac>
          <mo stretchy="false">×</mo>
          <msub>
            <mi>Т</mi>
            <mi mathvariant="italic">чI</mi>
          </msub>
          <mo stretchy="false">×</mo>
          <mi>D</mi>
        </mrow>
      </mrow>
      <mrow>
        <mrow>
          <mtext>%</mtext>
          <mo stretchy="false">×</mo>
          <msub>
            <mi>T</mi>
            <mi>к</mi>
          </msub>
          <mo stretchy="false">×</mo>
          <mfrac>
            <mi>N</mi>
            <msub>
              <mi>Q</mi>
              <mrow>
                <mi mathvariant="italic">прин</mi>
                <mn>2</mn>
              </mrow>
            </msub>
          </mfrac>
        </mrow>
        <mo stretchy="false">=</mo>
        <mrow>
          <mfrac>
            <mn>4,2</mn>
            <mn>60</mn>
          </mfrac>
          <mo stretchy="false">×</mo>
          <mn>37,3</mn>
          <mo stretchy="false">×</mo>
          <mn>1,11</mn>
          <mo stretchy="false">×</mo>
          <mn>2,46</mn>
          <mo stretchy="false">×</mo>
          <mfrac>
            <mn>6000</mn>
            <mn>3</mn>
          </mfrac>
        </mrow>
        <mo stretchy="false">=</mo>
        <mn>14</mn>
      </mrow>
      <mn>26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сд2=Р_сд2 times N_2= {t_шт2} over {60} times Т_чI times D"%" times T_к times {{N} over {Q_прин2}}={ 4,2 } over { 60 } times 37,3 times 1,11 times 2,46 times { {6000} over {3} }=14 260 ( руб. )  </annotation>
  </semantics>
</math>
</file>

<file path=Object 26/content.xml><?xml version="1.0" encoding="utf-8"?>
<math xmlns="http://www.w3.org/1998/Math/MathML" display="block">
  <semantics>
    <mrow>
      <mrow>
        <msub>
          <mi mathvariant="italic">ЗП</mi>
          <mrow>
            <mi mathvariant="italic">сд</mi>
            <mn>4</mn>
          </mrow>
        </msub>
        <mo stretchy="false">=</mo>
        <mrow>
          <msub>
            <mi>Р</mi>
            <mrow>
              <mi mathvariant="italic">сд</mi>
              <mn>4</mn>
            </mrow>
          </msub>
          <mo stretchy="false">×</mo>
          <msub>
            <mi>N</mi>
            <mn>4</mn>
          </msub>
        </mrow>
        <mo stretchy="false">=</mo>
        <mrow>
          <mfrac>
            <msub>
              <mi>t</mi>
              <mrow>
                <mi mathvariant="italic">шт</mi>
                <mn>4</mn>
              </mrow>
            </msub>
            <mn>60</mn>
          </mfrac>
          <mo stretchy="false">×</mo>
          <msub>
            <mi>Т</mi>
            <mi mathvariant="italic">чI</mi>
          </msub>
          <mo stretchy="false">×</mo>
          <mi>D</mi>
        </mrow>
      </mrow>
      <mrow>
        <mrow>
          <mtext>%</mtext>
          <mo stretchy="false">×</mo>
          <msub>
            <mi>T</mi>
            <mi>к</mi>
          </msub>
          <mo stretchy="false">×</mo>
          <mfrac>
            <mi>N</mi>
            <msub>
              <mi>Q</mi>
              <mrow>
                <mi mathvariant="italic">прин</mi>
                <mn>4</mn>
              </mrow>
            </msub>
          </mfrac>
        </mrow>
        <mo stretchy="false">=</mo>
        <mrow>
          <mfrac>
            <mn>8,1</mn>
            <mn>60</mn>
          </mfrac>
          <mo stretchy="false">×</mo>
          <mn>37,3</mn>
          <mo stretchy="false">×</mo>
          <mn>1,11</mn>
          <mo stretchy="false">×</mo>
          <mn>2,23</mn>
          <mo stretchy="false">×</mo>
          <mfrac>
            <mn>6000</mn>
            <mn>6</mn>
          </mfrac>
        </mrow>
        <mo stretchy="false">=</mo>
        <mn>12</mn>
      </mrow>
      <mn>46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сд4=Р_сд4 times N_4= {t_шт4} over {60} times Т_чI times D"%" times T_к times {{N} over {Q_прин4}}={ 8,1 } over { 60 } times 37,3 times 1,11 times 2,23 times { {6000} over {6} }=12 460 ( руб. )  </annotation>
  </semantics>
</math>
</file>

<file path=Object 27/content.xml><?xml version="1.0" encoding="utf-8"?>
<math xmlns="http://www.w3.org/1998/Math/MathML" display="block">
  <semantics>
    <mrow>
      <mrow>
        <mi mathvariant="italic">НДФЛ</mi>
        <mo stretchy="false">=</mo>
        <mn>17</mn>
      </mrow>
      <mrow>
        <mrow>
          <mn>200</mn>
          <mo stretchy="false">×</mo>
          <mn>0,13</mn>
        </mrow>
        <mo stretchy="false">=</mo>
        <mn>2236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НДФЛ=17 200 times 0,13 = 2236 ( руб. )</annotation>
  </semantics>
</math>
</file>

<file path=Object 28/content.xml><?xml version="1.0" encoding="utf-8"?>
<math xmlns="http://www.w3.org/1998/Math/MathML" display="block">
  <semantics>
    <mrow>
      <mrow>
        <msub>
          <mi mathvariant="italic">ЗП</mi>
          <mi mathvariant="italic">реал</mi>
        </msub>
        <mo stretchy="false">=</mo>
        <mn>20</mn>
      </mrow>
      <mrow>
        <mrow>
          <mn>000</mn>
          <mo stretchy="false">−</mo>
          <mn>2236</mn>
        </mrow>
        <mo stretchy="false">=</mo>
        <mn>17864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реал = 20 000 - 2236 = 17864 ( руб. )</annotation>
  </semantics>
</math>
</file>

<file path=Object 29/content.xml><?xml version="1.0" encoding="utf-8"?>
<math xmlns="http://www.w3.org/1998/Math/MathML" display="block">
  <semantics>
    <mrow>
      <mi mathvariant="italic">Стоимость</mi>
      <mn>1</mn>
      <mrow>
        <mrow>
          <mi mathvariant="italic">кВт</mi>
          <mo stretchy="false">/</mo>
          <mi>ч</mi>
        </mrow>
        <mo stretchy="false">=</mo>
        <mn>4,86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Стоимость 1кВт/ч=4,86 ( руб. )</annotation>
  </semantics>
</math>
</file>

<file path=Object 3/content.xml><?xml version="1.0" encoding="utf-8"?>
<math xmlns="http://www.w3.org/1998/Math/MathML" display="block">
  <semantics>
    <mrow>
      <mrow>
        <mi mathvariant="italic">НФВ</mi>
        <mo stretchy="false">=</mo>
        <mi mathvariant="italic">КФВ</mi>
      </mrow>
      <mi>–</mi>
      <mi mathvariant="italic">Пр</mi>
      <mi>–</mi>
      <mrow>
        <mi>В</mi>
        <mo stretchy="false">=</mo>
        <mn>31</mn>
      </mrow>
      <mi>–</mi>
      <mn>0</mn>
      <mi>–</mi>
      <mrow>
        <mn>9</mn>
        <mo stretchy="false">=</mo>
        <mn>22</mn>
      </mrow>
      <mrow>
        <mo fence="true" stretchy="false">(</mo>
        <mrow>
          <mi mathvariant="italic">дня</mi>
        </mrow>
        <mo fence="true" stretchy="false">)</mo>
      </mrow>
    </mrow>
    <annotation encoding="StarMath 5.0">НФВ = КФВ – Пр – В = 31 – 0 – 9 = 22 (дня)</annotation>
  </semantics>
</math>
</file>

<file path=Object 30/content.xml><?xml version="1.0" encoding="utf-8"?>
<math xmlns="http://www.w3.org/1998/Math/MathML" display="block">
  <semantics>
    <mrow>
      <mi mathvariant="italic">Суммарная</mi>
      <mi mathvariant="italic">потребляемая</mi>
      <mrow>
        <mi mathvariant="italic">электроэнергия</mi>
        <mo stretchy="false">=</mo>
        <mn>4</mn>
      </mrow>
      <mn>995,46</mn>
      <mrow>
        <mo fence="true" stretchy="false">(</mo>
        <mrow>
          <mrow>
            <mi mathvariant="italic">кВт</mi>
            <mo stretchy="false">/</mo>
            <mi>ч</mi>
          </mrow>
        </mrow>
        <mo fence="true" stretchy="false">)</mo>
      </mrow>
    </mrow>
    <annotation encoding="StarMath 5.0">Суммарная потребляемая электроэнергия=4 995,46 ( кВт/ч )</annotation>
  </semantics>
</math>
</file>

<file path=Object 31/content.xml><?xml version="1.0" encoding="utf-8"?>
<math xmlns="http://www.w3.org/1998/Math/MathML" display="block">
  <semantics>
    <mrow>
      <mi mathvariant="italic">Суммарная</mi>
      <mi mathvariant="italic">стоимость</mi>
      <mrow>
        <mi mathvariant="italic">электроэнергии</mi>
        <mo stretchy="false">=</mo>
        <mn>24</mn>
      </mrow>
      <mn>280,37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Суммарная стоимость электроэнергии=24 280,37 ( руб. )</annotation>
  </semantics>
</math>
</file>

<file path=Object 32/content.xml><?xml version="1.0" encoding="utf-8"?>
<math xmlns="http://www.w3.org/1998/Math/MathML" display="block">
  <semantics>
    <mrow>
      <mrow>
        <msub>
          <mi>Р</mi>
          <mi mathvariant="italic">аренды</mi>
        </msub>
        <mo stretchy="false">=</mo>
        <mrow>
          <msub>
            <mi>Р</mi>
            <mrow>
              <mi mathvariant="italic">кв</mi>
              <mi>.</mi>
              <mi>м</mi>
            </mrow>
          </msub>
          <mo stretchy="false">×</mo>
          <msub>
            <mi>N</mi>
            <mrow>
              <mi mathvariant="italic">кв</mi>
              <mi>.</mi>
              <mi>м</mi>
            </mrow>
          </msub>
        </mrow>
        <mo stretchy="false">=</mo>
        <mrow>
          <mn>410</mn>
          <mo stretchy="false">×</mo>
          <mn>260</mn>
        </mrow>
        <mo stretchy="false">=</mo>
        <mn>106</mn>
      </mrow>
      <mn>6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аренды=Р_{кв.м} times N_{кв.м}=410 times 260 = 106 600 ( руб. )</annotation>
  </semantics>
</math>
</file>

<file path=Object 33/content.xml><?xml version="1.0" encoding="utf-8"?>
<math xmlns="http://www.w3.org/1998/Math/MathML" display="block">
  <semantics>
    <mrow>
      <mrow>
        <mrow>
          <mo stretchy="false">∑</mo>
          <mi mathvariant="italic">кредит</mi>
        </mrow>
        <mo stretchy="false">=</mo>
        <mrow>
          <msub>
            <mi>P</mi>
            <mi mathvariant="italic">оборуд</mi>
          </msub>
          <mo stretchy="false">+</mo>
          <mi mathvariant="italic">Материал</mi>
        </mrow>
      </mrow>
      <mi>.</mi>
      <mrow>
        <mi mathvariant="italic">затраты</mi>
        <mo stretchy="false">+</mo>
        <mi mathvariant="italic">Страховой</mi>
      </mrow>
      <mi mathvariant="italic">запас</mi>
    </mrow>
    <annotation encoding="StarMath 5.0">sum кредит=P_оборуд + Материал.затраты + Страховой запас </annotation>
  </semantics>
</math>
</file>

<file path=Object 34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1</mn>
          </mrow>
        </msub>
        <mo stretchy="false">=</mo>
        <mrow>
          <msub>
            <mi>P</mi>
            <mrow>
              <mi mathvariant="italic">оборуд</mi>
              <mn>1</mn>
            </mrow>
          </msub>
          <mo stretchy="false">+</mo>
          <msub>
            <mi>З</mi>
            <mrow>
              <mi mathvariant="italic">трансп</mi>
              <mn>1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1</mn>
            </mrow>
          </msub>
        </mrow>
        <mo stretchy="false">=</mo>
        <mn>12</mn>
      </mrow>
      <mrow>
        <mn>000</mn>
        <mo stretchy="false">+</mo>
        <mn>4</mn>
      </mrow>
      <mrow>
        <mrow>
          <mn>300</mn>
          <mo stretchy="false">+</mo>
          <mn>5400</mn>
        </mrow>
        <mo stretchy="false">=</mo>
        <mn>21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1=P_оборуд1 + З_трансп1 + З_{монт.налад1}=12 000 + 4 300 + 5400 = 21 700 ( руб. ) </annotation>
  </semantics>
</math>
</file>

<file path=Object 35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2</mn>
          </mrow>
        </msub>
        <mo stretchy="false">=</mo>
        <mrow>
          <msub>
            <mi>P</mi>
            <mrow>
              <mi mathvariant="italic">оборуд</mi>
              <mn>2</mn>
            </mrow>
          </msub>
          <mo stretchy="false">+</mo>
          <msub>
            <mi>З</mi>
            <mrow>
              <mi mathvariant="italic">трансп</mi>
              <mn>2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2</mn>
            </mrow>
          </msub>
        </mrow>
        <mo stretchy="false">=</mo>
        <mn>107</mn>
      </mrow>
      <mrow>
        <mrow>
          <mn>000</mn>
          <mo stretchy="false">+</mo>
          <mn>4300</mn>
          <mo stretchy="false">+</mo>
          <mn>5400</mn>
        </mrow>
        <mo stretchy="false">=</mo>
        <mn>116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2=P_оборуд2 + З_трансп2 + З_{монт.налад2} = 107 000 + 4300 + 5400 = 116 700 ( руб. )</annotation>
  </semantics>
</math>
</file>

<file path=Object 36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3</mn>
          </mrow>
        </msub>
        <mo stretchy="false">=</mo>
        <mrow>
          <msub>
            <mi>P</mi>
            <mrow>
              <mi mathvariant="italic">оборуд</mi>
              <mn>3</mn>
            </mrow>
          </msub>
          <mo stretchy="false">+</mo>
          <msub>
            <mi>З</mi>
            <mrow>
              <mi mathvariant="italic">трансп</mi>
              <mn>3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3</mn>
            </mrow>
          </msub>
        </mrow>
        <mo stretchy="false">=</mo>
        <mn>138</mn>
      </mrow>
      <mrow>
        <mrow>
          <mn>000</mn>
          <mo stretchy="false">+</mo>
          <mn>4300</mn>
          <mo stretchy="false">+</mo>
          <mn>5400</mn>
        </mrow>
        <mo stretchy="false">=</mo>
        <mn>147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3=P_оборуд3 + З_трансп3 + З_{монт.налад3} = 138 000 + 4300 + 5400 = 147 700 ( руб. )</annotation>
  </semantics>
</math>
</file>

<file path=Object 37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4</mn>
          </mrow>
        </msub>
        <mo stretchy="false">=</mo>
        <mrow>
          <msub>
            <mi>P</mi>
            <mrow>
              <mi mathvariant="italic">оборуд</mi>
              <mn>4</mn>
            </mrow>
          </msub>
          <mo stretchy="false">+</mo>
          <msub>
            <mi>З</mi>
            <mrow>
              <mi mathvariant="italic">трансп</mi>
              <mn>4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4</mn>
            </mrow>
          </msub>
        </mrow>
        <mo stretchy="false">=</mo>
        <mn>87</mn>
      </mrow>
      <mrow>
        <mrow>
          <mn>000</mn>
          <mo stretchy="false">+</mo>
          <mn>4300</mn>
          <mo stretchy="false">+</mo>
          <mn>5400</mn>
        </mrow>
        <mo stretchy="false">=</mo>
        <mn>96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4=P_оборуд4 + З_трансп4 + З_{монт.налад4} = 87 000 + 4300 + 5400 = 96 700 ( руб. )</annotation>
  </semantics>
</math>
</file>

<file path=Object 38/content.xml><?xml version="1.0" encoding="utf-8"?>
<math xmlns="http://www.w3.org/1998/Math/MathML" display="block">
  <semantics>
    <mrow>
      <mrow>
        <msub>
          <mi mathvariant="italic">ОПФ</mi>
          <mi mathvariant="italic">перв</mi>
        </msub>
        <mo stretchy="false">=</mo>
        <mrow>
          <mrow>
            <msub>
              <mi mathvariant="italic">ОПФ</mi>
              <mrow>
                <mi mathvariant="italic">перв</mi>
                <mn>1</mn>
              </mrow>
            </msub>
            <mo stretchy="false">×</mo>
            <mn>2</mn>
          </mrow>
          <mo stretchy="false">+</mo>
          <mrow>
            <msub>
              <mi mathvariant="italic">ОПФ</mi>
              <mrow>
                <mi mathvariant="italic">перв</mi>
                <mn>2</mn>
              </mrow>
            </msub>
            <mo stretchy="false">×</mo>
            <mn>3</mn>
          </mrow>
          <mo stretchy="false">+</mo>
          <mrow>
            <msub>
              <mi mathvariant="italic">ОПФ</mi>
              <mrow>
                <mi mathvariant="italic">перв</mi>
                <mn>3</mn>
              </mrow>
            </msub>
            <mo stretchy="false">×</mo>
            <mn>3</mn>
          </mrow>
          <mo stretchy="false">+</mo>
          <mrow>
            <msub>
              <mi mathvariant="italic">ОПФ</mi>
              <mrow>
                <mi mathvariant="italic">перв</mi>
                <mn>4</mn>
              </mrow>
            </msub>
            <mo stretchy="false">×</mo>
            <mn>6</mn>
          </mrow>
        </mrow>
        <mo stretchy="false">=</mo>
        <mn>1</mn>
      </mrow>
      <mn>416</mn>
      <mn>8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=ОПФ_перв1 times 2 + ОПФ_перв2 times 3 + ОПФ_перв3 times 3 + ОПФ_перв4 times 6=1 416 800 ( руб. )</annotation>
  </semantics>
</math>
</file>

<file path=Object 39/content.xml><?xml version="1.0" encoding="utf-8"?>
<math xmlns="http://www.w3.org/1998/Math/MathML" display="block">
  <semantics>
    <mrow>
      <mrow>
        <msub>
          <mi>Р</mi>
          <mi>м</mi>
        </msub>
        <mo stretchy="false">=</mo>
        <mrow>
          <mi>N</mi>
          <mo stretchy="false">×</mo>
          <mi mathvariant="italic">Расход</mi>
        </mrow>
      </mrow>
      <mrow>
        <mi mathvariant="italic">материала</mi>
        <mo stretchy="false">×</mo>
        <mi mathvariant="italic">Цена</mi>
      </mrow>
      <mi mathvariant="italic">материала</mi>
    </mrow>
    <annotation encoding="StarMath 5.0">Р_м=N times Расход материала times Цена материала</annotation>
  </semantics>
</math>
</file>

<file path=Object 4/content.xml><?xml version="1.0" encoding="utf-8"?>
<math xmlns="http://www.w3.org/1998/Math/MathML" display="block">
  <semantics>
    <mrow>
      <msub>
        <mi>Q</mi>
        <mrow>
          <mi mathvariant="italic">расч</mi>
          <mn>.1</mn>
        </mrow>
      </msub>
      <mo stretchy="false">=</mo>
      <mfrac>
        <mrow>
          <msub>
            <mi>t</mi>
            <mrow>
              <mi mathvariant="italic">шт</mi>
              <mn>1</mn>
            </mrow>
          </msub>
          <mo stretchy="false">×</mo>
          <mi>N</mi>
        </mrow>
        <mrow>
          <msub>
            <mi>Ф</mi>
            <mi mathvariant="italic">эфф</mi>
          </msub>
          <mo stretchy="false">×</mo>
          <mn>60</mn>
        </mrow>
      </mfrac>
      <mo stretchy="false">=</mo>
      <mfrac>
        <mrow>
          <mn>2,2</mn>
          <mo stretchy="false">×</mo>
          <mn>6000</mn>
        </mrow>
        <mrow>
          <mn>146,94</mn>
          <mo stretchy="false">×</mo>
          <mn>60</mn>
        </mrow>
      </mfrac>
      <mo stretchy="false">=</mo>
      <mn>1,49</mn>
    </mrow>
    <annotation encoding="StarMath 5.0">Q_расч.1 = {t_шт1 times N } over {Ф_эфф times 60} =  {2,2 times 6000 } over {146,94 times 60} = 1,49</annotation>
  </semantics>
</math>
</file>

<file path=Object 40/content.xml><?xml version="1.0" encoding="utf-8"?>
<math xmlns="http://www.w3.org/1998/Math/MathML" display="block">
  <semantics>
    <mrow>
      <mrow>
        <msub>
          <mi>Р</mi>
          <mrow>
            <mi>м</mi>
            <mn>1</mn>
          </mrow>
        </msub>
        <mo stretchy="false">=</mo>
        <mrow>
          <mn>6000</mn>
          <mo stretchy="false">×</mo>
          <mn>0,2</mn>
          <mo stretchy="false">×</mo>
          <mn>200</mn>
        </mrow>
        <mo stretchy="false">=</mo>
        <mn>240</mn>
      </mrow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1=6000 times 0,2 times 200=240 000 ( руб. )</annotation>
  </semantics>
</math>
</file>

<file path=Object 41/content.xml><?xml version="1.0" encoding="utf-8"?>
<math xmlns="http://www.w3.org/1998/Math/MathML" display="block">
  <semantics>
    <mrow>
      <mrow>
        <msub>
          <mi>Р</mi>
          <mrow>
            <mi>м</mi>
            <mn>2</mn>
          </mrow>
        </msub>
        <mo stretchy="false">=</mo>
        <mrow>
          <mn>6000</mn>
          <mo stretchy="false">×</mo>
          <mn>1</mn>
          <mo stretchy="false">×</mo>
          <mn>125</mn>
        </mrow>
        <mo stretchy="false">=</mo>
        <mn>750</mn>
      </mrow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2=6000 times 1 times 125=750 000 ( руб. )</annotation>
  </semantics>
</math>
</file>

<file path=Object 42/content.xml><?xml version="1.0" encoding="utf-8"?>
<math xmlns="http://www.w3.org/1998/Math/MathML" display="block">
  <semantics>
    <mrow>
      <mrow>
        <msub>
          <mi>Р</mi>
          <mrow>
            <mi>м</mi>
            <mn>3</mn>
          </mrow>
        </msub>
        <mo stretchy="false">=</mo>
        <mrow>
          <mn>6000</mn>
          <mo stretchy="false">×</mo>
          <mn>0,9</mn>
          <mo stretchy="false">×</mo>
          <mn>320</mn>
        </mrow>
        <mo stretchy="false">=</mo>
        <mn>1</mn>
      </mrow>
      <mn>728</mn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3=6000 times 0,9 times 320=1 728 000 ( руб. )</annotation>
  </semantics>
</math>
</file>

<file path=Object 43/content.xml><?xml version="1.0" encoding="utf-8"?>
<math xmlns="http://www.w3.org/1998/Math/MathML" display="block">
  <semantics>
    <mrow>
      <mrow>
        <msub>
          <mi>Р</mi>
          <mrow>
            <mi>м</mi>
            <mn>4</mn>
          </mrow>
        </msub>
        <mo stretchy="false">=</mo>
        <mrow>
          <mn>6000</mn>
          <mo stretchy="false">×</mo>
          <mn>0,8</mn>
          <mo stretchy="false">×</mo>
          <mn>400</mn>
        </mrow>
        <mo stretchy="false">=</mo>
        <mn>1</mn>
      </mrow>
      <mn>920</mn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4=6000 times 0,8 times 400=1 920 000 ( руб. )</annotation>
  </semantics>
</math>
</file>

<file path=Object 44/content.xml><?xml version="1.0" encoding="utf-8"?>
<math xmlns="http://www.w3.org/1998/Math/MathML" display="block">
  <semantics>
    <mrow>
      <mrow>
        <msub>
          <mi>Р</mi>
          <mi>м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n>4</mn>
          </munderover>
          <msub>
            <mi>Р</mi>
            <msub>
              <mi>м</mi>
              <mi>i</mi>
            </msub>
          </msub>
        </mrow>
        <mo stretchy="false">=</mo>
        <mn>4</mn>
      </mrow>
      <mn>638</mn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= sum from{i=1} to{4} Р_{м_i}=4 638 000 ( руб. )</annotation>
  </semantics>
</math>
</file>

<file path=Object 45/content.xml><?xml version="1.0" encoding="utf-8"?>
<math xmlns="http://www.w3.org/1998/Math/MathML" display="block">
  <semantics>
    <mrow>
      <mrow>
        <mrow>
          <mo stretchy="false">∑</mo>
          <mi mathvariant="italic">кредит</mi>
        </mrow>
        <mo stretchy="false">=</mo>
        <mn>1</mn>
      </mrow>
      <mn>416</mn>
      <mrow>
        <mn>800</mn>
        <mo stretchy="false">+</mo>
        <mn>4</mn>
      </mrow>
      <mn>638</mn>
      <mrow>
        <mn>000</mn>
        <mo stretchy="false">+</mo>
        <mn>150</mn>
      </mrow>
      <mrow>
        <mn>000</mn>
        <mo stretchy="false">=</mo>
        <mn>6</mn>
      </mrow>
      <mn>204</mn>
      <mn>8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sum кредит=1 416 800 + 4 638 000 + 150 000 = 6 204 800 ( руб. )</annotation>
  </semantics>
</math>
</file>

<file path=Object 46/content.xml><?xml version="1.0" encoding="utf-8"?>
<math xmlns="http://www.w3.org/1998/Math/MathML" display="block">
  <semantics>
    <mrow>
      <mtext>%</mtext>
      <mrow>
        <mi mathvariant="italic">кредит</mi>
        <mo stretchy="false">=</mo>
        <mfrac>
          <mrow>
            <mrow>
              <mo stretchy="false">∑</mo>
              <mi mathvariant="italic">кредит</mi>
            </mrow>
            <mo stretchy="false">×</mo>
            <mi mathvariant="normal">%</mi>
            <mo stretchy="false">×</mo>
            <mn>30</mn>
          </mrow>
          <mrow>
            <mn>360</mn>
            <mo stretchy="false">×</mo>
            <mn>100</mn>
          </mrow>
        </mfrac>
        <mo stretchy="false">=</mo>
        <mfrac>
          <mrow>
            <mn>6</mn>
            <mn>204</mn>
            <mrow>
              <mn>800</mn>
              <mo stretchy="false">×</mo>
              <mn>0,38</mn>
              <mo stretchy="false">×</mo>
              <mn>30</mn>
            </mrow>
          </mrow>
          <mrow>
            <mn>360</mn>
            <mo stretchy="false">×</mo>
            <mn>100</mn>
          </mrow>
        </mfrac>
        <mo stretchy="false">=</mo>
        <mn>1</mn>
      </mrow>
      <mn>964,85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"%"кредит = {{sum кредит times %ст times 30} over {360 times 100}}= {6 204 800 times 0,38 times 30} over {360 times 100}=1 964,85 ( руб. )</annotation>
  </semantics>
</math>
</file>

<file path=Object 5/content.xml><?xml version="1.0" encoding="utf-8"?>
<math xmlns="http://www.w3.org/1998/Math/MathML" display="block">
  <semantics>
    <mrow>
      <msub>
        <mi>Q</mi>
        <mrow>
          <mi mathvariant="italic">расч</mi>
          <mn>.2</mn>
        </mrow>
      </msub>
      <mo stretchy="false">=</mo>
      <mfrac>
        <mrow>
          <msub>
            <mi>t</mi>
            <mrow>
              <mi mathvariant="italic">шт</mi>
              <mn>2</mn>
            </mrow>
          </msub>
          <mo stretchy="false">×</mo>
          <mi>N</mi>
        </mrow>
        <mrow>
          <msub>
            <mi>Ф</mi>
            <mi mathvariant="italic">эфф</mi>
          </msub>
          <mo stretchy="false">×</mo>
          <mn>60</mn>
        </mrow>
      </mfrac>
      <mo stretchy="false">=</mo>
      <mfrac>
        <mrow>
          <mn>4,2</mn>
          <mo stretchy="false">×</mo>
          <mn>6000</mn>
        </mrow>
        <mrow>
          <mn>146,94</mn>
          <mo stretchy="false">×</mo>
          <mn>60</mn>
        </mrow>
      </mfrac>
      <mo stretchy="false">=</mo>
      <mn>2,85</mn>
    </mrow>
    <annotation encoding="StarMath 5.0">Q_расч.2 = {t_шт2 times N } over {Ф_эфф times 60} =  {4,2 times 6000 } over {146,94 times 60} = 2,85</annotation>
  </semantics>
</math>
</file>

<file path=Object 6/content.xml><?xml version="1.0" encoding="utf-8"?>
<math xmlns="http://www.w3.org/1998/Math/MathML" display="block">
  <semantics>
    <mrow>
      <msub>
        <mi>Q</mi>
        <mrow>
          <mi mathvariant="italic">расч</mi>
          <mn>.3</mn>
        </mrow>
      </msub>
      <mo stretchy="false">=</mo>
      <mfrac>
        <mrow>
          <msub>
            <mi>t</mi>
            <mrow>
              <mi mathvariant="italic">шт</mi>
              <mn>3</mn>
            </mrow>
          </msub>
          <mo stretchy="false">×</mo>
          <mi>N</mi>
        </mrow>
        <mrow>
          <msub>
            <mi>Ф</mi>
            <mi mathvariant="italic">эфф</mi>
          </msub>
          <mo stretchy="false">×</mo>
          <mn>60</mn>
        </mrow>
      </mfrac>
      <mo stretchy="false">=</mo>
      <mfrac>
        <mrow>
          <mn>4</mn>
          <mo stretchy="false">×</mo>
          <mn>6000</mn>
        </mrow>
        <mrow>
          <mn>146,94</mn>
          <mo stretchy="false">×</mo>
          <mn>60</mn>
        </mrow>
      </mfrac>
      <mo stretchy="false">=</mo>
      <mn>2,72</mn>
    </mrow>
    <annotation encoding="StarMath 5.0">Q_расч.3 = {t_шт3 times N } over {Ф_эфф times 60} =  {4 times 6000 } over {146,94 times 60} = 2,72</annotation>
  </semantics>
</math>
</file>

<file path=Object 7/content.xml><?xml version="1.0" encoding="utf-8"?>
<math xmlns="http://www.w3.org/1998/Math/MathML" display="block">
  <semantics>
    <mrow>
      <msub>
        <mi>Q</mi>
        <mrow>
          <mi mathvariant="italic">расч</mi>
          <mn>.3</mn>
        </mrow>
      </msub>
      <mo stretchy="false">=</mo>
      <mfrac>
        <mrow>
          <msub>
            <mi>t</mi>
            <mrow>
              <mi mathvariant="italic">шт</mi>
              <mn>3</mn>
            </mrow>
          </msub>
          <mo stretchy="false">×</mo>
          <mi>N</mi>
        </mrow>
        <mrow>
          <msub>
            <mi>Ф</mi>
            <mi mathvariant="italic">эфф</mi>
          </msub>
          <mo stretchy="false">×</mo>
          <mn>60</mn>
        </mrow>
      </mfrac>
      <mo stretchy="false">=</mo>
      <mfrac>
        <mrow>
          <mn>4</mn>
          <mo stretchy="false">×</mo>
          <mn>6000</mn>
        </mrow>
        <mrow>
          <mn>146,94</mn>
          <mo stretchy="false">×</mo>
          <mn>60</mn>
        </mrow>
      </mfrac>
      <mo stretchy="false">=</mo>
      <mn>2,72</mn>
    </mrow>
    <annotation encoding="StarMath 5.0">Q_расч.3 = {t_шт3 times N } over {Ф_эфф times 60} =  {4 times 6000 } over {146,94 times 60} = 2,72</annotation>
  </semantics>
</math>
</file>

<file path=Object 8/content.xml><?xml version="1.0" encoding="utf-8"?>
<math xmlns="http://www.w3.org/1998/Math/MathML" display="block">
  <semantics>
    <mrow>
      <msub>
        <mi>Q</mi>
        <mrow>
          <mi mathvariant="italic">расч</mi>
          <mn>.4</mn>
        </mrow>
      </msub>
      <mo stretchy="false">=</mo>
      <mfrac>
        <mrow>
          <msub>
            <mi>t</mi>
            <mrow>
              <mi mathvariant="italic">шт</mi>
              <mn>4</mn>
            </mrow>
          </msub>
          <mo stretchy="false">×</mo>
          <mi>N</mi>
        </mrow>
        <mrow>
          <msub>
            <mi>Ф</mi>
            <mi mathvariant="italic">эфф</mi>
          </msub>
          <mo stretchy="false">×</mo>
          <mn>60</mn>
        </mrow>
      </mfrac>
      <mo stretchy="false">=</mo>
      <mfrac>
        <mrow>
          <mn>8,1</mn>
          <mo stretchy="false">×</mo>
          <mn>6000</mn>
        </mrow>
        <mrow>
          <mn>146,94</mn>
          <mo stretchy="false">×</mo>
          <mn>60</mn>
        </mrow>
      </mfrac>
      <mo stretchy="false">=</mo>
      <mn>5,51</mn>
    </mrow>
    <annotation encoding="StarMath 5.0">Q_расч.4 = {t_шт4 times N } over {Ф_эфф times 60} =  {8,1 times 6000 } over {146,94 times 60} = 5,51</annotation>
  </semantics>
</math>
</file>

<file path=Object 9/content.xml><?xml version="1.0" encoding="utf-8"?>
<math xmlns="http://www.w3.org/1998/Math/MathML" display="block">
  <semantics>
    <mrow>
      <msub>
        <mi>Q</mi>
        <mrow>
          <mi mathvariant="italic">прин</mi>
          <mn>.1</mn>
        </mrow>
      </msub>
      <mo stretchy="false">=</mo>
      <mrow>
        <mo fence="true" stretchy="false">⌈</mo>
        <mrow>
          <msub>
            <mi>Q</mi>
            <mrow>
              <mi mathvariant="italic">расч</mi>
              <mn>.1</mn>
            </mrow>
          </msub>
        </mrow>
        <mo fence="true" stretchy="false">⌉</mo>
      </mrow>
      <mo stretchy="false">=</mo>
      <mn>2</mn>
    </mrow>
    <annotation encoding="StarMath 5.0">Q_прин.1 = lceil Q_расч.1 rceil = 2</annotation>
  </semantics>
</math>
</file>